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Zsmall" style:family="table">
      <style:table-properties style:width="6.6625in" fo:margin-left="0.0063in" fo:margin-right="0.0243in" table:align="margins" style:may-break-between-rows="false" style:writing-mode="lr-tb"/>
    </style:style>
    <style:style style:name="BZsmall.A" style:family="table-column">
      <style:table-column-properties style:column-width="0.6563in" style:rel-column-width="6455*"/>
    </style:style>
    <style:style style:name="BZsmall.B" style:family="table-column">
      <style:table-column-properties style:column-width="0.8243in" style:rel-column-width="8108*"/>
    </style:style>
    <style:style style:name="BZsmall.C" style:family="table-column">
      <style:table-column-properties style:column-width="0.7403in" style:rel-column-width="7281*"/>
    </style:style>
    <style:style style:name="BZsmall.I" style:family="table-column">
      <style:table-column-properties style:column-width="0.741in" style:rel-column-width="7286*"/>
    </style:style>
    <style:style style:name="BZsmall.1" style:family="table-row">
      <style:table-row-properties style:min-row-height="0.3063in"/>
    </style:style>
    <style:style style:name="BZsmall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small.2" style:family="table-row">
      <style:table-row-properties style:min-row-height="0.5708in"/>
    </style:style>
    <style:style style:name="BZsmall.A2" style:family="table-cell">
      <style:table-cell-properties style:vertical-align="" fo:padding="0.0201in" fo:border-left="0.0347in solid #000000" fo:border-right="none" fo:border-top="0.0347in solid #000000" fo:border-bottom="0.0007in solid #000000"/>
    </style:style>
    <style:style style:name="BZsmall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small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small.3" style:family="table-row">
      <style:table-row-properties style:min-row-height="0.2639in"/>
    </style:style>
    <style:style style:name="BZsmall.C3" style:family="table-cell">
      <style:table-cell-properties fo:padding="0.0201in" fo:border-left="0.0007in solid #000000" fo:border-right="none" fo:border-top="none" fo:border-bottom="0.0007in solid #000000"/>
    </style:style>
    <style:style style:name="BZsmall.4" style:family="table-row">
      <style:table-row-properties style:min-row-height="0.2674in"/>
    </style:style>
    <style:style style:name="BZsmall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small.A5" style:family="table-cell">
      <style:table-cell-properties fo:padding="0.0201in" fo:border-left="0.0347in solid #000000" fo:border-right="none" fo:border-top="none" fo:border-bottom="0.0007in solid #000000"/>
    </style:style>
    <style:style style:name="BZsmall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small.A7" style:family="table-cell">
      <style:table-cell-properties fo:padding="0.0201in" fo:border-left="0.0347in solid #000000" fo:border-right="none" fo:border-top="none" fo:border-bottom="0.0347in solid #000000"/>
    </style:style>
    <style:style style:name="BZsmall.B7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 style:writing-mode="lr-tb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/>
    </style:style>
    <style:style style:name="P4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Arial" fo:font-size="5pt" fo:font-weight="bold" style:font-size-asian="5pt" style:font-weight-asian="bold" style:font-name-complex="Arial" style:font-size-complex="5pt"/>
    </style:style>
    <style:style style:name="P9" style:family="paragraph" style:parent-style-name="Standard"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0" style:family="paragraph" style:parent-style-name="Standard"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11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2" style:family="paragraph" style:parent-style-name="Standard">
      <style:text-properties style:font-name="Arial" fo:font-size="6pt" style:font-size-asian="6pt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17" style:family="paragraph" style:parent-style-name="Standard">
      <style:paragraph-properties>
        <style:tab-stops>
          <style:tab-stop style:position="6.6992in" style:type="right"/>
        </style:tab-stops>
      </style:paragraph-properties>
    </style:style>
    <style:style style:name="P1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bold" style:font-size-asian="10pt" style:font-weight-asian="bold" style:font-name-complex="Arial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2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23" style:family="paragraph" style:parent-style-name="Standard">
      <style:text-properties fo:font-size="6pt" style:font-size-asian="6pt" style:font-size-complex="6pt"/>
    </style:style>
    <style:style style:name="P24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25" style:family="paragraph" style:parent-style-name="Standard">
      <style:paragraph-properties fo:margin-left="0.3937in" fo:margin-right="0in" fo:text-indent="0in" style:auto-text-indent="false"/>
    </style:style>
    <style:style style:name="P26" style:family="paragraph" style:parent-style-name="Standard">
      <style:paragraph-properties fo:margin-left="0.3937in" fo:margin-right="0in" fo:text-indent="0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31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fo:font-style="normal" style:font-size-asian="9pt" style:font-style-asian="normal" style:font-size-complex="9pt" style:font-style-complex="normal"/>
    </style:style>
    <style:style style:name="P4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43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44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45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46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47" style:family="paragraph" style:parent-style-name="Table_20_Contents">
      <style:paragraph-properties fo:margin-top="0in" fo:margin-bottom="0in" fo:text-align="center" style:justify-single-word="false"/>
      <style:text-properties style:text-position="0% 100%" style:font-name="Arial" fo:font-size="9pt" fo:language="ru" fo:country="RU" style:font-size-asian="9pt" style:font-size-complex="9pt"/>
    </style:style>
    <style:style style:name="P48" style:family="paragraph" style:parent-style-name="Text_20_body">
      <style:paragraph-properties fo:margin-top="0in" fo:margin-bottom="0in"/>
      <style:text-properties fo:font-size="6pt" style:font-size-asian="6pt" style:font-size-complex="6pt"/>
    </style:style>
    <style:style style:name="P49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51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5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5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5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normal" fo:hyphenate="false" fo:hyphenation-remain-char-count="2" fo:hyphenation-push-char-count="2"/>
    </style:style>
    <style:style style:name="P5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57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8" style:family="paragraph" style:parent-style-name="Standard">
      <style:paragraph-properties fo:margin-left="0in" fo:margin-right="0in" fo:text-indent="0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6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6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2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3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6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6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6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6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7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71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2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P73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74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5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7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77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79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80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81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82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84" style:family="paragraph" style:parent-style-name="Standard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85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8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87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88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6pt" fo:language="ru" fo:country="RU" fo:font-weight="bold" style:font-size-asian="6pt" style:font-weight-asian="bold" style:font-name-complex="Arial" style:font-size-complex="6pt"/>
    </style:style>
    <style:style style:name="P89" style:family="paragraph" style:parent-style-name="Standard" style:list-style-name="WW8Num2">
      <style:paragraph-properties fo:margin-left="0in" fo:margin-right="0in" fo:orphans="2" fo:widows="2" fo:hyphenation-ladder-count="no-limit" fo:text-indent="0.6902in" style:auto-text-indent="false" style:writing-mode="lr-tb"/>
      <style:text-properties fo:hyphenate="false" fo:hyphenation-remain-char-count="2" fo:hyphenation-push-char-count="2"/>
    </style:style>
    <style:style style:name="P90" style:family="paragraph" style:parent-style-name="Heading_20_2">
      <style:text-properties style:font-name="Arial" fo:font-size="10pt" style:font-size-asian="10pt" style:font-size-complex="10pt"/>
    </style:style>
    <style:style style:name="P91" style:family="paragraph" style:parent-style-name="Heading_20_2">
      <style:paragraph-properties fo:margin-left="0in" fo:margin-right="0in" fo:orphans="2" fo:widows="2" fo:hyphenation-ladder-count="no-limit" fo:text-indent="0.6902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5pt" style:text-underline-style="none" fo:font-weight="bold" style:font-size-asian="5pt" style:font-weight-asian="bold" style:font-name-complex="Arial" style:font-size-complex="5pt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style:font-size-asian="10pt" style:font-name-complex="Arial" style:font-size-complex="10pt"/>
    </style:style>
    <style:style style:name="T6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Symbol1" style:font-size-complex="10pt"/>
    </style:style>
    <style:style style:name="T11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Symbol1" style:font-size-asian="10pt" style:font-weight-asian="bold" style:font-name-complex="Symbol1" style:font-size-complex="10pt"/>
    </style:style>
    <style:style style:name="T12" style:family="text">
      <style:text-properties style:font-name="Arial" fo:font-size="10pt" fo:language="en" fo:country="US" style:text-underline-style="solid" style:text-underline-width="auto" style:text-underline-color="font-color" fo:font-weight="bold" style:font-name-asian="Arial" style:font-size-asian="10pt" style:font-weight-asian="bold" style:font-name-complex="Arial" style:font-size-complex="10pt"/>
    </style:style>
    <style:style style:name="T13" style:family="text">
      <style:text-properties style:font-name="Arial" fo:font-size="10pt" fo:language="en" fo:country="US" style:font-size-asian="10pt" style:font-name-complex="Arial"/>
    </style:style>
    <style:style style:name="T14" style:family="text">
      <style:text-properties style:font-name="Arial" fo:font-size="10pt" fo:language="en" fo:country="US" style:font-size-asian="10pt" style:font-name-complex="Arial" style:font-size-complex="10pt"/>
    </style:style>
    <style:style style:name="T15" style:family="text">
      <style:text-properties style:font-name="Arial" fo:font-size="10pt" fo:language="ru" fo:country="RU" style:font-size-asian="10pt" style:font-name-complex="Arial"/>
    </style:style>
    <style:style style:name="T16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17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8" style:family="text">
      <style:text-properties style:font-name="Arial" fo:font-size="10pt" fo:language="ru" fo:country="RU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 style:font-style-complex="italic"/>
    </style:style>
    <style:style style:name="T21" style:family="text">
      <style:text-properties fo:language="en" fo:country="US" fo:font-style="italic" style:font-style-asian="italic" style:font-name-complex="Symbol1" style:font-style-complex="italic"/>
    </style:style>
    <style:style style:name="T22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23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4" style:family="text">
      <style:text-properties fo:language="en" fo:country="US" style:text-underline-style="solid" style:text-underline-width="auto" style:text-underline-color="font-color" style:font-name-complex="Arial"/>
    </style:style>
    <style:style style:name="T25" style:family="text">
      <style:text-properties fo:language="en" fo:country="US" style:font-weight-complex="bold"/>
    </style:style>
    <style:style style:name="T26" style:family="text">
      <style:text-properties fo:language="en" fo:country="US" style:text-underline-style="none"/>
    </style:style>
    <style:style style:name="T27" style:family="text">
      <style:text-properties fo:language="en" fo:country="US" style:text-underline-style="none" style:font-name-complex="Arial"/>
    </style:style>
    <style:style style:name="T28" style:family="text">
      <style:text-properties fo:language="en" fo:country="US" fo:font-style="normal" style:font-style-asian="normal" style:font-style-complex="normal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sub 58%"/>
    </style:style>
    <style:style style:name="T31" style:family="text">
      <style:text-properties style:text-position="sub 58%" fo:language="en" fo:country="US"/>
    </style:style>
    <style:style style:name="T32" style:family="text">
      <style:text-properties style:text-position="sub 58%" fo:language="en" fo:country="US" fo:font-style="italic" style:font-style-asian="italic" style:font-style-complex="italic"/>
    </style:style>
    <style:style style:name="T33" style:family="text">
      <style:text-properties style:text-position="sub 58%" fo:language="en" fo:country="US" fo:font-style="normal" style:font-style-asian="normal" style:font-style-complex="normal"/>
    </style:style>
    <style:style style:name="T3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3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7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38" style:family="text">
      <style:text-properties style:text-position="sub 58%" fo:language="ru" fo:country="RU" fo:font-style="normal" style:font-style-asian="normal" style:font-style-complex="normal"/>
    </style:style>
    <style:style style:name="T39" style:family="text">
      <style:text-properties fo:language="ru" fo:country="RU"/>
    </style:style>
    <style:style style:name="T40" style:family="text">
      <style:text-properties fo:language="ru" fo:country="RU" fo:background-color="transparent"/>
    </style:style>
    <style:style style:name="T41" style:family="text">
      <style:text-properties fo:language="ru" fo:country="RU" style:font-name-complex="Times New Roman"/>
    </style:style>
    <style:style style:name="T42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fo:language="ru" fo:country="RU" style:text-underline-style="solid" style:text-underline-width="auto" style:text-underline-color="font-color" fo:font-weight="bold" style:font-weight-asian="bold" style:font-name-complex="Symbol1"/>
    </style:style>
    <style:style style:name="T44" style:family="text">
      <style:text-properties fo:language="ru" fo:country="RU" style:font-weight-complex="bold"/>
    </style:style>
    <style:style style:name="T45" style:family="text">
      <style:text-properties fo:language="ru" fo:country="RU" fo:font-style="italic" style:font-style-asian="italic" style:font-style-complex="italic"/>
    </style:style>
    <style:style style:name="T46" style:family="text">
      <style:text-properties style:font-name="Times New Roman1" fo:font-style="italic" style:font-style-asian="italic" style:font-style-complex="italic"/>
    </style:style>
    <style:style style:name="T47" style:family="text">
      <style:text-properties style:font-name="Times New Roman1" fo:language="ru" fo:country="RU" fo:font-style="italic" style:font-style-asian="italic" style:font-style-complex="italic"/>
    </style:style>
    <style:style style:name="T48" style:family="text">
      <style:text-properties style:font-name="Times New Roman1" fo:language="en" fo:country="US" fo:font-style="normal" style:font-style-asian="normal" style:font-style-complex="normal"/>
    </style:style>
    <style:style style:name="T4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font-name="Times New Roman" fo:language="ru" fo:country="RU" fo:background-color="transparent"/>
    </style:style>
    <style:style style:name="T51" style:family="text">
      <style:text-properties style:font-name="Times New Roman" style:font-name-asian="Times New Roman"/>
    </style:style>
    <style:style style:name="T52" style:family="text">
      <style:text-properties style:font-name="Times New Roman" fo:font-size="12pt" style:font-size-asian="12pt" style:font-name-complex="Symbol1" style:font-size-complex="12pt"/>
    </style:style>
    <style:style style:name="T53" style:family="text">
      <style:text-properties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54" style:family="text">
      <style:text-properties style:font-name-complex="Arial"/>
    </style:style>
    <style:style style:name="T55" style:family="text">
      <style:text-properties fo:background-color="transparent"/>
    </style:style>
    <style:style style:name="T56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57" style:family="text">
      <style:text-properties style:text-position="super 58%"/>
    </style:style>
    <style:style style:name="T58" style:family="text">
      <style:text-properties style:text-position="super 58%" style:text-underline-style="none"/>
    </style:style>
    <style:style style:name="T59" style:family="text">
      <style:text-properties style:text-position="super 58%" fo:language="en" fo:country="US"/>
    </style:style>
    <style:style style:name="T60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1" style:family="text">
      <style:text-properties style:text-position="super 58%" fo:language="en" fo:country="US" style:font-weight-complex="bold"/>
    </style:style>
    <style:style style:name="T62" style:family="text">
      <style:text-properties style:text-position="super 58%" fo:language="ru" fo:country="RU"/>
    </style:style>
    <style:style style:name="T63" style:family="text">
      <style:text-properties style:text-position="super 58%" fo:language="ru" fo:country="RU" style:font-weight-complex="bold"/>
    </style:style>
    <style:style style:name="T64" style:family="text">
      <style:text-properties style:text-position="super 58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65" style:family="text">
      <style:text-properties style:text-position="0% 100%" style:text-underline-style="none"/>
    </style:style>
    <style:style style:name="T66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67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9" style:family="text">
      <style:text-properties style:text-position="0% 100%" fo:language="en" fo:country="US" style:font-name-complex="Times New Roman" style:font-weight-complex="bold"/>
    </style:style>
    <style:style style:name="T70" style:family="text">
      <style:text-properties style:text-position="0% 100%" fo:language="en" fo:country="US" style:text-underline-style="none" fo:font-weight="bold" style:font-weight-asian="bold" style:font-name-complex="Arial"/>
    </style:style>
    <style:style style:name="T71" style:family="text">
      <style:text-properties style:text-position="0% 100%" fo:language="en" fo:country="US" style:text-underline-style="none" style:font-weight-complex="bold"/>
    </style:style>
    <style:style style:name="T72" style:family="text">
      <style:text-properties style:text-position="0% 100%" fo:language="en" fo:country="US" fo:font-style="italic" style:font-style-asian="italic" style:font-name-complex="Symbol1" style:font-style-complex="italic"/>
    </style:style>
    <style:style style:name="T73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74" style:family="text">
      <style:text-properties style:text-position="0% 100%" fo:language="ru" fo:country="RU" style:font-weight-complex="bold"/>
    </style:style>
    <style:style style:name="T75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6" style:family="text">
      <style:text-properties style:text-position="0% 100%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Times New Roman" style:font-size-complex="10pt"/>
    </style:style>
    <style:style style:name="T77" style:family="text">
      <style:text-properties style:text-position="0% 100%" style:font-name="Arial" fo:font-size="10pt" fo:language="en" fo:country="US" style:text-underline-style="none" fo:font-weight="bold" style:font-size-asian="10pt" style:font-weight-asian="bold" style:font-name-complex="Arial" style:font-size-complex="10pt"/>
    </style:style>
    <style:style style:name="T78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7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80" style:family="text">
      <style:text-properties style:text-position="0% 100%" fo:font-style="italic" style:font-style-asian="italic" style:font-name-complex="Symbol1" style:font-style-complex="italic"/>
    </style:style>
    <style:style style:name="T81" style:family="text">
      <style:text-properties style:use-window-font-color="true" style:text-position="super 58%" fo:language="en" fo:country="US"/>
    </style:style>
    <style:style style:name="T82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83" style:family="text">
      <style:text-properties style:use-window-font-color="true" style:text-position="0% 100%" fo:language="en" fo:country="US"/>
    </style:style>
    <style:style style:name="T84" style:family="text">
      <style:text-properties style:use-window-font-color="true" style:text-position="0% 100%" fo:language="en" fo:country="US" style:font-name-asian="Symbol1" style:font-name-complex="Symbol1"/>
    </style:style>
    <style:style style:name="T85" style:family="text">
      <style:text-properties style:use-window-font-color="true" style:text-position="0% 100%" fo:language="en" fo:country="US" style:font-name-complex="Times New Roman"/>
    </style:style>
    <style:style style:name="T86" style:family="text">
      <style:text-properties style:use-window-font-color="true" style:text-position="0% 100%" fo:language="ru" fo:country="RU" style:font-name-complex="Times New Roman"/>
    </style:style>
    <style:style style:name="T87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88" style:family="text">
      <style:text-properties style:use-window-font-color="true" style:text-position="0% 100%" fo:language="ru" fo:country="RU" style:font-name-complex="Symbol1"/>
    </style:style>
    <style:style style:name="T89" style:family="text">
      <style:text-properties style:use-window-font-color="true" style:text-position="0% 100%" style:font-name-complex="Times New Roman"/>
    </style:style>
    <style:style style:name="T90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91" style:family="text">
      <style:text-properties style:use-window-font-color="true" style:text-position="0% 100%" style:text-underline-style="none"/>
    </style:style>
    <style:style style:name="T92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93" style:family="text">
      <style:text-properties style:text-underline-style="solid" style:text-underline-width="auto" style:text-underline-color="font-color" style:font-name-complex="Arial"/>
    </style:style>
    <style:style style:name="T94" style:family="text">
      <style:text-properties style:font-name="Symbol" fo:language="en" fo:country="US" style:font-name-complex="Symbol"/>
    </style:style>
    <style:style style:name="T95" style:family="text">
      <style:text-properties style:font-name-complex="Times New Roman"/>
    </style:style>
    <style:style style:name="T96" style:family="text">
      <style:text-properties style:font-weight-complex="bold"/>
    </style:style>
    <style:style style:name="T97" style:family="text">
      <style:text-properties style:font-name-complex="Symbol1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/>
      <text:p text:style-name="P19">ПРОТОКОЛ ПРОВЕРКИ</text:p>
      <text:p text:style-name="P8"/>
      <text:p text:style-name="P17"><text:span text:style-name="T18">Тип:</text:span><text:span text:style-name="T17"> </text:span><text:span text:style-name="T9">Дозиметр-радиометр МКС-$type</text:span><text:span text:style-name="T3"><text:tab/></text:span><text:span text:style-name="T6">Дата проверки: </text:span><text:span text:style-name="T7">$date </text:span><text:span text:style-name="T6">г.</text:span></text:p>
      <text:p text:style-name="P11"/>
      <text:p text:style-name="P4">з/н: <text:span text:style-name="T56">$serial</text:span></text:p>
      <text:p text:style-name="P23"/>
      <table:table table:name="tml0" table:style-name="tml0">
        <table:table-column table:style-name="tml0.A"/>
        <table:table-row>
          <table:table-cell table:style-name="tml0.A1" office:value-type="string">
            <text:p text:style-name="P51">Диапазон измерения мощности амбиентной эквивалентной дозы гамма<text:span text:style-name="T19">-</text:span>излучения (МД)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41">МКС-АТ1125</text:span><text:span text:style-name="T95">:</text:span> <text:span text:style-name="T51">γ 30</text:span> нЗв/ч – 300 мкЗв/ч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41">МКС-АТ1125А</text:span><text:span text:style-name="T95">:</text:span> <text:span text:style-name="T51">γ 30</text:span> нЗв/ч – 100 мЗв/ч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БДПС-02: <text:span text:style-name="T51">γ 0</text:span>.1 мкЗв/ч – 30.0 мЗв/ч;</text:p>
            <text:p text:style-name="P9"/>
            <text:p text:style-name="P49">Диапазон измерения плотности потока α – частиц:</text:p>
            <text:p text:style-name="P50">БДПС-02: <text:span text:style-name="T94">α</text:span> 2.4 – 10<text:span text:style-name="T57">6</text:span> мин<text:span text:style-name="T57">-1</text:span><text:span text:style-name="T94">⋅</text:span>см<text:span text:style-name="T57">-2</text:span>;</text:p>
            <text:p text:style-name="P55"/>
            <text:p text:style-name="P49">Диапазон измерения плотности потока β – частиц:</text:p>
            <text:p text:style-name="P57">БДПС-02: <text:span text:style-name="T94">β</text:span> 6.0 – 10<text:span text:style-name="T57">6</text:span> мин<text:span text:style-name="T57">-1</text:span><text:span text:style-name="T94">⋅</text:span>см<text:span text:style-name="T58">-2</text:span><text:span text:style-name="T65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10"/>
            <text:p text:style-name="P6">УА радионуклида <text:span text:style-name="T59">137</text:span><text:span text:style-name="T19">Cs</text:span><text:span text:style-name="T39">:</text:span></text:p>
            <text:p text:style-name="P5"><text:span text:style-name="T25">$ua_min</text:span><text:span text:style-name="T44"> – </text:span><text:span text:style-name="T25">10</text:span><text:span text:style-name="T61">5</text:span><text:span text:style-name="T63"> </text:span><text:span text:style-name="T74">Бк/кг</text:span></text:p>
          </table:table-cell>
        </table:table-row>
      </table:table>
      <text:p text:style-name="P24"/>
      <text:p text:style-name="Standard"><text:span text:style-name="T5">Относительная погр</text:span><text:span text:style-name="T14">e</text:span><text:span text:style-name="T5">шность измерения: </text:span>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90" text:outline-level="2"><text:span text:style-name="T41">МКС-АТ1125</text:span><text:span text:style-name="T95">: </text:span><text:span text:style-name="T82"><text:s/></text:span><text:span text:style-name="T90">± </text:span><text:span text:style-name="T87">15</text:span><text:span text:style-name="T90"> %</text:span><text:span text:style-name="T92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90" text:outline-level="2"><text:span text:style-name="T41">МКС-АТ1125А</text:span><text:span text:style-name="T95">: </text:span><text:span text:style-name="T82"><text:s/></text:span><text:span text:style-name="T90">± </text:span><text:span text:style-name="T87">15</text:span><text:span text:style-name="T90"> %</text:span><text:span text:style-name="T92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90" text:outline-level="2"><text:span text:style-name="T41">БДПС</text:span><text:span text:style-name="T95">-02: </text:span><text:span text:style-name="T22">α</text:span><text:span text:style-name="T43">:</text:span><text:span text:style-name="T22"> <text:s/></text:span><text:span text:style-name="T23">2,4 – 30 </text:span><text:span text:style-name="T42">мин</text:span><text:span text:style-name="T60">-1</text:span><text:span text:style-name="T22">⋅ </text:span><text:span text:style-name="T42">см</text:span><text:span text:style-name="T60">- 2 <text:s/></text:span><text:span text:style-name="T66">–</text:span><text:span text:style-name="T60"> <text:s/></text:span><text:span text:style-name="T67">± 30 %</text:span><text:span text:style-name="T70">;</text:span></text:h>
            <text:p text:style-name="P84"><text:span text:style-name="T68">α: <text:s/></text:span><text:span text:style-name="T66">30 <text:s/>– <text:s text:c="2"/>10</text:span><text:span text:style-name="T60">6</text:span><text:span text:style-name="T66"> </text:span><text:span text:style-name="T73">мин</text:span><text:span text:style-name="T60">-1</text:span><text:span text:style-name="T68">⋅ </text:span><text:span text:style-name="T73">см</text:span><text:span text:style-name="T60">- 2 <text:s/></text:span><text:span text:style-name="T66">–</text:span><text:span text:style-name="T60"> <text:s/></text:span><text:span text:style-name="T67">± 20 %</text:span><text:span text:style-name="T70">;</text:span></text:p>
            <text:list xml:id="list5521017867941334125" text:style-name="WW8Num2">
              <text:list-item>
                <text:p text:style-name="P89"><text:span text:style-name="T11">β: </text:span><text:span text:style-name="T12"><text:s/></text:span><text:span text:style-name="T8">6 – 10</text:span><text:span text:style-name="T64">6</text:span><text:span text:style-name="T8"> </text:span><text:span text:style-name="T16">мин</text:span><text:span text:style-name="T64">-1</text:span><text:span text:style-name="T10">⋅</text:span><text:span text:style-name="T8"> </text:span><text:span text:style-name="T16">см</text:span><text:span text:style-name="T64">- 2 <text:s text:c="2"/></text:span><text:span text:style-name="T75">–</text:span><text:span text:style-name="T64"> <text:s/></text:span><text:span text:style-name="T76">± 20 %</text:span><text:span text:style-name="T77">;</text:span></text:p>
              </text:list-item>
            </text:list>
            <text:h text:style-name="P91" text:outline-level="2"><text:span text:style-name="T84">γ: <text:s text:c="2"/></text:span><text:span text:style-name="T85">0.10 </text:span><text:span text:style-name="T88">мк</text:span><text:span text:style-name="T86">Зв</text:span><text:span text:style-name="T85">/</text:span><text:span text:style-name="T86">ч</text:span><text:span text:style-name="T85"> – 30 </text:span><text:span text:style-name="T86">м</text:span><text:span text:style-name="T85">Sv/h</text:span><text:span text:style-name="T81"> <text:s/></text:span><text:span text:style-name="T83">–</text:span><text:span text:style-name="T81"> <text:s/></text:span><text:span text:style-name="T89">± 20 %</text:span><text:span text:style-name="T91">;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96">УА радионуклида </text:span><text:span text:style-name="T61">137</text:span><text:span text:style-name="T25">Cs</text:span><text:span text:style-name="T44">: </text:span><text:span text:style-name="T69">± 20 %</text:span><text:span text:style-name="T71">;</text:span></text:p>
          </table:table-cell>
        </table:table-row>
      </table:table>
      <text:p text:style-name="P12"/>
      <text:p text:style-name="P3">Условия эксплуатации:</text:p>
      <text:p text:style-name="P25"><text:span text:style-name="T13">- <text:s/></text:span><text:span text:style-name="T4">Температура окружающего воздуха<text:tab/><text:tab/><text:tab/>+</text:span><text:span text:style-name="T13">$temp</text:span><text:span text:style-name="T4"> °</text:span><text:span text:style-name="T13">C</text:span></text:p>
      <text:p text:style-name="P25"><text:span text:style-name="T13">- <text:s/></text:span><text:span text:style-name="T4">Атмосферное давление<text:tab/><text:tab/><text:tab/><text:tab/>98,5 </text:span><text:span text:style-name="T13">kPa</text:span></text:p>
      <text:p text:style-name="P25"><text:span text:style-name="T13">- <text:s/></text:span><text:span text:style-name="T4">Относительная влажность воздуха<text:tab/><text:tab/><text:tab/></text:span><text:span text:style-name="T13">$vlag</text:span><text:span text:style-name="T4"> %</text:span></text:p>
      <text:p text:style-name="P25"><text:span text:style-name="T13">- <text:s/></text:span><text:span text:style-name="T4">Радиационный фон<text:tab/><text:tab/><text:tab/><text:tab/><text:tab/></text:span><text:span text:style-name="T13">$bground</text:span><text:span text:style-name="T4"> </text:span><text:span text:style-name="T15">н</text:span><text:span text:style-name="T4">Зв/ч</text:span></text:p>
      <text:p text:style-name="P26"/>
      <text:p text:style-name="P58"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85">- <text:span text:style-name="T19">$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86">- <text:span text:style-name="T19">$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86">- <text:span text:style-name="T19">$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86">- <text:span text:style-name="T19">$facility_beta</text:span>;</text:p>
          </table:table-cell>
        </table:table-row>
      </table:table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73">Данные проверки</text:p>
            <text:p text:style-name="P77"/>
            <text:p text:style-name="P77">Определение основной относительной погрешности измерения <text:span text:style-name="T39">м</text:span>ощность амбиентной эквивалентной дозы<text:span text:style-name="T39"> гамма излучения дозиметра-радиометра</text:span> МКС-AT1125<text:span text:style-name="T39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37">Мощность амбиентной эквивалент-ной дозы в <text:span text:style-name="T39">контроль-ной</text:span> точке <text:span text:style-name="T29">Ḣ</text:span><text:span text:style-name="T32">oi</text:span></text:p>
          </table:table-cell>
          <table:table-cell table:style-name="_31_125.B2" table:number-rows-spanned="3" office:value-type="string">
            <text:p text:style-name="P35">Номер источ-ника</text:p>
          </table:table-cell>
          <table:table-cell table:style-name="_31_125.B2" table:number-rows-spanned="3" office:value-type="string">
            <text:p text:style-name="P35">Рассто-яние до источ-ника, </text:p>
            <text:p text:style-name="P38">R, см</text:p>
          </table:table-cell>
          <table:table-cell table:style-name="_31_125.B2" table:number-columns-spanned="5" office:value-type="string">
            <text:p text:style-name="P4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35"><text:span text:style-name="T40">Относи-тельная</text:span><text:span text:style-name="T55"> </text:span><text:span text:style-name="T40">погреш-ность</text:span><text:span text:style-name="T55"> </text:span><text:span text:style-name="T40">измерения</text:span> </text:p>
            <text:p text:style-name="P35"><text:span text:style-name="T45">θ</text:span><text:span text:style-name="T38">пр</text:span><text:span text:style-name="T32">i</text:span><text:span text:style-name="T39">,</text:span> %</text:p>
          </table:table-cell>
          <table:table-cell table:style-name="_31_125.B2" table:number-rows-spanned="3" office:value-type="string">
            <text:p text:style-name="P42"><text:span text:style-name="T39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_31_125.K2" table:number-rows-spanned="3" office:value-type="string">
            <text:p text:style-name="P34"><text:span text:style-name="T49">Предел основной </text:span><text:span text:style-name="T39">относи-тельной</text:span> <text:span text:style-name="T19">погреш-ности</text:span>, </text:p>
            <text:p text:style-name="P34">%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45">Фон, нЗв/ч</text:p>
          </table:table-cell>
          <table:table-cell table:style-name="_31_125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_31_125.D3" table:number-rows-spanned="2" office:value-type="string">
            <text:p text:style-name="P45">Среднее значение, <text:span text:style-name="T20">H</text:span><text:span text:style-name="T3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46"><text:span text:style-name="T29">H</text:span><text:span text:style-name="T30">1</text:span></text:p>
          </table:table-cell>
          <table:table-cell table:style-name="_31_125.D3" office:value-type="string">
            <text:p text:style-name="P45"><text:span text:style-name="T20">H</text:span><text:span text:style-name="T30">2</text:span></text:p>
          </table:table-cell>
          <table:table-cell table:style-name="_31_125.D3" office:value-type="string">
            <text:p text:style-name="P45"><text:span text:style-name="T20">H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35">0,<text:span text:style-name="T39">24</text:span> мкЗв/ч</text:p>
          </table:table-cell>
          <table:table-cell table:style-name="_31_125.B5" office:value-type="string">
            <text:p text:style-name="P36">$1-30</text:p>
          </table:table-cell>
          <table:table-cell table:style-name="_31_125.B5" office:value-type="string">
            <text:p text:style-name="P36">$1-40</text:p>
          </table:table-cell>
          <table:table-cell table:style-name="_31_125.B5" office:value-type="string">
            <text:p text:style-name="P36">$1-50</text:p>
          </table:table-cell>
          <table:table-cell table:style-name="_31_125.B5" office:value-type="string">
            <text:p text:style-name="P36">$1-60</text:p>
          </table:table-cell>
          <table:table-cell table:style-name="_31_125.B5" office:value-type="string">
            <text:p text:style-name="P36">$1-70</text:p>
          </table:table-cell>
          <table:table-cell table:style-name="_31_125.B5" office:value-type="string">
            <text:p text:style-name="P36">$1-80</text:p>
          </table:table-cell>
          <table:table-cell table:style-name="_31_125.B5" office:value-type="string">
            <text:p text:style-name="P36">$1-00</text:p>
          </table:table-cell>
          <table:table-cell table:style-name="_31_125.B5" office:value-type="string">
            <text:p text:style-name="P36">$1-10</text:p>
          </table:table-cell>
          <table:table-cell table:style-name="_31_125.B5" office:value-type="string">
            <text:p text:style-name="P36">$1-20</text:p>
          </table:table-cell>
          <table:table-cell table:style-name="_31_125.K5" table:number-rows-spanned="5" office:value-type="string">
            <text:p text:style-name="P35">±<text:span text:style-name="T39">15</text:span></text:p>
          </table:table-cell>
        </table:table-row>
        <table:table-row>
          <table:table-cell table:style-name="_31_125.A5" office:value-type="string">
            <text:p text:style-name="P35"><text:span text:style-name="T39">0,</text:span>7 мкЗв/ч</text:p>
          </table:table-cell>
          <table:table-cell table:style-name="_31_125.B5" office:value-type="string">
            <text:p text:style-name="P36">$1-31</text:p>
          </table:table-cell>
          <table:table-cell table:style-name="_31_125.B5" office:value-type="string">
            <text:p text:style-name="P36">$1-41</text:p>
          </table:table-cell>
          <table:table-cell table:style-name="_31_125.B5" office:value-type="string">
            <text:p text:style-name="P36">$1-51</text:p>
          </table:table-cell>
          <table:table-cell table:style-name="_31_125.B5" office:value-type="string">
            <text:p text:style-name="P36">$1-61</text:p>
          </table:table-cell>
          <table:table-cell table:style-name="_31_125.B5" office:value-type="string">
            <text:p text:style-name="P36">$1-71</text:p>
          </table:table-cell>
          <table:table-cell table:style-name="_31_125.B5" office:value-type="string">
            <text:p text:style-name="P36">$1-81</text:p>
          </table:table-cell>
          <table:table-cell table:style-name="_31_125.B5" office:value-type="string">
            <text:p text:style-name="P36">$1-01</text:p>
          </table:table-cell>
          <table:table-cell table:style-name="_31_125.B5" office:value-type="string">
            <text:p text:style-name="P36">$1-11</text:p>
          </table:table-cell>
          <table:table-cell table:style-name="_31_125.B5" office:value-type="string">
            <text:p text:style-name="P36">$1-21</text:p>
          </table:table-cell>
          <table:covered-table-cell/>
        </table:table-row>
        <table:table-row>
          <table:table-cell table:style-name="_31_125.A5" office:value-type="string">
            <text:p text:style-name="P35">7 мкЗв/ч</text:p>
          </table:table-cell>
          <table:table-cell table:style-name="_31_125.B5" office:value-type="string">
            <text:p text:style-name="P36">$1-32</text:p>
          </table:table-cell>
          <table:table-cell table:style-name="_31_125.B5" office:value-type="string">
            <text:p text:style-name="P36">$1-42</text:p>
          </table:table-cell>
          <table:table-cell table:style-name="_31_125.B5" office:value-type="string">
            <text:p text:style-name="P36">$1-52</text:p>
          </table:table-cell>
          <table:table-cell table:style-name="_31_125.B5" office:value-type="string">
            <text:p text:style-name="P36">$1-62</text:p>
          </table:table-cell>
          <table:table-cell table:style-name="_31_125.B5" office:value-type="string">
            <text:p text:style-name="P36">$1-72</text:p>
          </table:table-cell>
          <table:table-cell table:style-name="_31_125.B5" office:value-type="string">
            <text:p text:style-name="P36">$1-82</text:p>
          </table:table-cell>
          <table:table-cell table:style-name="_31_125.B5" office:value-type="string">
            <text:p text:style-name="P36">$1-02</text:p>
          </table:table-cell>
          <table:table-cell table:style-name="_31_125.B5" office:value-type="string">
            <text:p text:style-name="P36">$1-12</text:p>
          </table:table-cell>
          <table:table-cell table:style-name="_31_125.B5" office:value-type="string">
            <text:p text:style-name="P36">$1-22</text:p>
          </table:table-cell>
          <table:covered-table-cell/>
        </table:table-row>
        <table:table-row>
          <table:table-cell table:style-name="_31_125.A5" office:value-type="string">
            <text:p text:style-name="P35">7<text:span text:style-name="T39">0</text:span> мкЗв/ч</text:p>
          </table:table-cell>
          <table:table-cell table:style-name="_31_125.B5" office:value-type="string">
            <text:p text:style-name="P36">$1-33</text:p>
          </table:table-cell>
          <table:table-cell table:style-name="_31_125.B5" office:value-type="string">
            <text:p text:style-name="P36">$1-43</text:p>
          </table:table-cell>
          <table:table-cell table:style-name="_31_125.B5" office:value-type="string">
            <text:p text:style-name="P36">$1-53</text:p>
          </table:table-cell>
          <table:table-cell table:style-name="_31_125.B5" office:value-type="string">
            <text:p text:style-name="P36">$1-63</text:p>
          </table:table-cell>
          <table:table-cell table:style-name="_31_125.B5" office:value-type="string">
            <text:p text:style-name="P36">$1-73</text:p>
          </table:table-cell>
          <table:table-cell table:style-name="_31_125.B5" office:value-type="string">
            <text:p text:style-name="P36">$1-83</text:p>
          </table:table-cell>
          <table:table-cell table:style-name="_31_125.B5" office:value-type="string">
            <text:p text:style-name="P36">$1-03</text:p>
          </table:table-cell>
          <table:table-cell table:style-name="_31_125.B5" office:value-type="string">
            <text:p text:style-name="P36">$1-13</text:p>
          </table:table-cell>
          <table:table-cell table:style-name="_31_125.B5" office:value-type="string">
            <text:p text:style-name="P36">$1-23</text:p>
          </table:table-cell>
          <table:covered-table-cell/>
        </table:table-row>
        <table:table-row>
          <table:table-cell table:style-name="_31_125.A9" office:value-type="string">
            <text:p text:style-name="P35"><text:span text:style-name="T39">240</text:span> мкЗв/ч</text:p>
          </table:table-cell>
          <table:table-cell table:style-name="_31_125.B9" office:value-type="string">
            <text:p text:style-name="P36">$1-34</text:p>
          </table:table-cell>
          <table:table-cell table:style-name="_31_125.B9" office:value-type="string">
            <text:p text:style-name="P36">$1-44</text:p>
          </table:table-cell>
          <table:table-cell table:style-name="_31_125.B9" office:value-type="string">
            <text:p text:style-name="P36">$1-54</text:p>
          </table:table-cell>
          <table:table-cell table:style-name="_31_125.B9" office:value-type="string">
            <text:p text:style-name="P36">$1-64</text:p>
          </table:table-cell>
          <table:table-cell table:style-name="_31_125.B9" office:value-type="string">
            <text:p text:style-name="P36">$1-74</text:p>
          </table:table-cell>
          <table:table-cell table:style-name="_31_125.B9" office:value-type="string">
            <text:p text:style-name="P36">$1-84</text:p>
          </table:table-cell>
          <table:table-cell table:style-name="_31_125.B9" office:value-type="string">
            <text:p text:style-name="P36">$1-04</text:p>
          </table:table-cell>
          <table:table-cell table:style-name="_31_125.B9" office:value-type="string">
            <text:p text:style-name="P36">$1-14</text:p>
          </table:table-cell>
          <table:table-cell table:style-name="_31_125.B9" office:value-type="string">
            <text:p text:style-name="P36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72">Данные проверки</text:p>
            <text:p text:style-name="P77"/>
            <text:p text:style-name="P77">Определение основной относительной погрешности измерения <text:span text:style-name="T39">м</text:span>ощность амбиентной эквивалентной дозы<text:span text:style-name="T39"> гамма излучения дозиметра-радиометра</text:span> МКС-AT1125A<text:span text:style-name="T39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37">Мощность амбиентной эквивалент-ной дозы в <text:span text:style-name="T39">контроль-ной</text:span> точке <text:span text:style-name="T29">Ḣ</text:span><text:span text:style-name="T32">oi</text:span></text:p>
          </table:table-cell>
          <table:table-cell table:style-name="_31_125A.B2" table:number-rows-spanned="3" office:value-type="string">
            <text:p text:style-name="P35">Номер источ-ника</text:p>
          </table:table-cell>
          <table:table-cell table:style-name="_31_125A.B2" table:number-rows-spanned="3" office:value-type="string">
            <text:p text:style-name="P35">Рассто-яние до источ-ника, </text:p>
            <text:p text:style-name="P38">R, см</text:p>
          </table:table-cell>
          <table:table-cell table:style-name="_31_125A.B2" table:number-columns-spanned="5" office:value-type="string">
            <text:p text:style-name="P45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35"><text:span text:style-name="T40">Относи-тельная</text:span><text:span text:style-name="T55"> </text:span><text:span text:style-name="T40">погреш-ность</text:span><text:span text:style-name="T55"> </text:span><text:span text:style-name="T40">измерения</text:span> </text:p>
            <text:p text:style-name="P35"><text:span text:style-name="T45">θ</text:span><text:span text:style-name="T38">пр</text:span><text:span text:style-name="T32">i</text:span><text:span text:style-name="T39">,</text:span> %</text:p>
          </table:table-cell>
          <table:table-cell table:style-name="_31_125A.B2" table:number-rows-spanned="3" office:value-type="string">
            <text:p text:style-name="P42"><text:span text:style-name="T39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_31_125A.K2" table:number-rows-spanned="3" office:value-type="string">
            <text:p text:style-name="P34"><text:span text:style-name="T49">Предел основной </text:span><text:span text:style-name="T39">относи-тельной</text:span> <text:span text:style-name="T19">погреш-ности</text:span>, </text:p>
            <text:p text:style-name="P34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45">Фон, нЗв/ч</text:p>
          </table:table-cell>
          <table:table-cell table:style-name="_31_125A.D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45">Среднее значение, <text:span text:style-name="T20">H</text:span><text:span text:style-name="T30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46"><text:span text:style-name="T29">H</text:span><text:span text:style-name="T30">1</text:span></text:p>
          </table:table-cell>
          <table:table-cell table:style-name="_31_125A.D3" office:value-type="string">
            <text:p text:style-name="P45"><text:span text:style-name="T20">H</text:span><text:span text:style-name="T30">2</text:span></text:p>
          </table:table-cell>
          <table:table-cell table:style-name="_31_125A.D3" office:value-type="string">
            <text:p text:style-name="P45"><text:span text:style-name="T20">H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35">0,<text:span text:style-name="T39">24</text:span> мкЗв/ч</text:p>
          </table:table-cell>
          <table:table-cell table:style-name="_31_125A.B5" office:value-type="string">
            <text:p text:style-name="P36">$2-30</text:p>
          </table:table-cell>
          <table:table-cell table:style-name="_31_125A.B5" office:value-type="string">
            <text:p text:style-name="P36">$2-40</text:p>
          </table:table-cell>
          <table:table-cell table:style-name="_31_125A.B5" office:value-type="string">
            <text:p text:style-name="P36">$2-50</text:p>
          </table:table-cell>
          <table:table-cell table:style-name="_31_125A.B5" office:value-type="string">
            <text:p text:style-name="P36">$2-60</text:p>
          </table:table-cell>
          <table:table-cell table:style-name="_31_125A.B5" office:value-type="string">
            <text:p text:style-name="P36">$2-70</text:p>
          </table:table-cell>
          <table:table-cell table:style-name="_31_125A.B5" office:value-type="string">
            <text:p text:style-name="P36">$2-80</text:p>
          </table:table-cell>
          <table:table-cell table:style-name="_31_125A.B5" office:value-type="string">
            <text:p text:style-name="P36">$2-00</text:p>
          </table:table-cell>
          <table:table-cell table:style-name="_31_125A.B5" office:value-type="string">
            <text:p text:style-name="P36">$2-10</text:p>
          </table:table-cell>
          <table:table-cell table:style-name="_31_125A.B5" office:value-type="string">
            <text:p text:style-name="P36">$2-20</text:p>
          </table:table-cell>
          <table:table-cell table:style-name="_31_125A.K5" table:number-rows-spanned="8" office:value-type="string">
            <text:p text:style-name="P35">±<text:span text:style-name="T39">15</text:span></text:p>
          </table:table-cell>
        </table:table-row>
        <table:table-row>
          <table:table-cell table:style-name="_31_125A.A5" office:value-type="string">
            <text:p text:style-name="P35"><text:span text:style-name="T39">0,</text:span>7 мкЗв/ч</text:p>
          </table:table-cell>
          <table:table-cell table:style-name="_31_125A.B5" office:value-type="string">
            <text:p text:style-name="P36">$2-31</text:p>
          </table:table-cell>
          <table:table-cell table:style-name="_31_125A.B5" office:value-type="string">
            <text:p text:style-name="P36">$2-41</text:p>
          </table:table-cell>
          <table:table-cell table:style-name="_31_125A.B5" office:value-type="string">
            <text:p text:style-name="P36">$2-51</text:p>
          </table:table-cell>
          <table:table-cell table:style-name="_31_125A.B5" office:value-type="string">
            <text:p text:style-name="P36">$2-61</text:p>
          </table:table-cell>
          <table:table-cell table:style-name="_31_125A.B5" office:value-type="string">
            <text:p text:style-name="P36">$2-71</text:p>
          </table:table-cell>
          <table:table-cell table:style-name="_31_125A.B5" office:value-type="string">
            <text:p text:style-name="P36">$2-81</text:p>
          </table:table-cell>
          <table:table-cell table:style-name="_31_125A.B5" office:value-type="string">
            <text:p text:style-name="P36">$2-01</text:p>
          </table:table-cell>
          <table:table-cell table:style-name="_31_125A.B5" office:value-type="string">
            <text:p text:style-name="P36">$2-11</text:p>
          </table:table-cell>
          <table:table-cell table:style-name="_31_125A.B5" office:value-type="string">
            <text:p text:style-name="P36">$2-21</text:p>
          </table:table-cell>
          <table:covered-table-cell/>
        </table:table-row>
        <table:table-row>
          <table:table-cell table:style-name="_31_125A.A5" office:value-type="string">
            <text:p text:style-name="P35">7 мкЗв/ч</text:p>
          </table:table-cell>
          <table:table-cell table:style-name="_31_125A.B5" office:value-type="string">
            <text:p text:style-name="P36">$2-32</text:p>
          </table:table-cell>
          <table:table-cell table:style-name="_31_125A.B5" office:value-type="string">
            <text:p text:style-name="P36">$2-42</text:p>
          </table:table-cell>
          <table:table-cell table:style-name="_31_125A.B5" office:value-type="string">
            <text:p text:style-name="P36">$2-52</text:p>
          </table:table-cell>
          <table:table-cell table:style-name="_31_125A.B5" office:value-type="string">
            <text:p text:style-name="P36">$2-62</text:p>
          </table:table-cell>
          <table:table-cell table:style-name="_31_125A.B5" office:value-type="string">
            <text:p text:style-name="P36">$2-72</text:p>
          </table:table-cell>
          <table:table-cell table:style-name="_31_125A.B5" office:value-type="string">
            <text:p text:style-name="P36">$2-82</text:p>
          </table:table-cell>
          <table:table-cell table:style-name="_31_125A.B5" office:value-type="string">
            <text:p text:style-name="P36">$2-02</text:p>
          </table:table-cell>
          <table:table-cell table:style-name="_31_125A.B5" office:value-type="string">
            <text:p text:style-name="P36">$2-12</text:p>
          </table:table-cell>
          <table:table-cell table:style-name="_31_125A.B5" office:value-type="string">
            <text:p text:style-name="P36">$2-22</text:p>
          </table:table-cell>
          <table:covered-table-cell/>
        </table:table-row>
        <table:table-row>
          <table:table-cell table:style-name="_31_125A.A5" office:value-type="string">
            <text:p text:style-name="P35">7<text:span text:style-name="T39">0</text:span> <text:span text:style-name="T39">мкЗв</text:span>/ч</text:p>
          </table:table-cell>
          <table:table-cell table:style-name="_31_125A.B5" office:value-type="string">
            <text:p text:style-name="P36">$2-33</text:p>
          </table:table-cell>
          <table:table-cell table:style-name="_31_125A.B5" office:value-type="string">
            <text:p text:style-name="P36">$2-43</text:p>
          </table:table-cell>
          <table:table-cell table:style-name="_31_125A.B5" office:value-type="string">
            <text:p text:style-name="P36">$2-53</text:p>
          </table:table-cell>
          <table:table-cell table:style-name="_31_125A.B5" office:value-type="string">
            <text:p text:style-name="P36">$2-63</text:p>
          </table:table-cell>
          <table:table-cell table:style-name="_31_125A.B5" office:value-type="string">
            <text:p text:style-name="P36">$2-73</text:p>
          </table:table-cell>
          <table:table-cell table:style-name="_31_125A.B5" office:value-type="string">
            <text:p text:style-name="P36">$2-83</text:p>
          </table:table-cell>
          <table:table-cell table:style-name="_31_125A.B5" office:value-type="string">
            <text:p text:style-name="P36">$2-03</text:p>
          </table:table-cell>
          <table:table-cell table:style-name="_31_125A.B5" office:value-type="string">
            <text:p text:style-name="P36">$2-13</text:p>
          </table:table-cell>
          <table:table-cell table:style-name="_31_125A.B5" office:value-type="string">
            <text:p text:style-name="P36">$2-23</text:p>
          </table:table-cell>
          <table:covered-table-cell/>
        </table:table-row>
        <table:table-row>
          <table:table-cell table:style-name="_31_125A.A5" office:value-type="string">
            <text:p text:style-name="P35"><text:span text:style-name="T39">240</text:span> <text:span text:style-name="T39">мкЗв</text:span>/ч</text:p>
          </table:table-cell>
          <table:table-cell table:style-name="_31_125A.B5" office:value-type="string">
            <text:p text:style-name="P36">$2-34</text:p>
          </table:table-cell>
          <table:table-cell table:style-name="_31_125A.B5" office:value-type="string">
            <text:p text:style-name="P36">$2-44</text:p>
          </table:table-cell>
          <table:table-cell table:style-name="_31_125A.B5" office:value-type="string">
            <text:p text:style-name="P36">$2-54</text:p>
          </table:table-cell>
          <table:table-cell table:style-name="_31_125A.B5" office:value-type="string">
            <text:p text:style-name="P36">$2-64</text:p>
          </table:table-cell>
          <table:table-cell table:style-name="_31_125A.B5" office:value-type="string">
            <text:p text:style-name="P36">$2-74</text:p>
          </table:table-cell>
          <table:table-cell table:style-name="_31_125A.B5" office:value-type="string">
            <text:p text:style-name="P36">$2-84</text:p>
          </table:table-cell>
          <table:table-cell table:style-name="_31_125A.B5" office:value-type="string">
            <text:p text:style-name="P36">$2-04</text:p>
          </table:table-cell>
          <table:table-cell table:style-name="_31_125A.B5" office:value-type="string">
            <text:p text:style-name="P36">$2-14</text:p>
          </table:table-cell>
          <table:table-cell table:style-name="_31_125A.B5" office:value-type="string">
            <text:p text:style-name="P36">$2-24</text:p>
          </table:table-cell>
          <table:covered-table-cell/>
        </table:table-row>
        <table:table-row>
          <table:table-cell table:style-name="_31_125A.A5" office:value-type="string">
            <text:p text:style-name="P35"><text:span text:style-name="T39">0,</text:span>7 мЗв/ч</text:p>
          </table:table-cell>
          <table:table-cell table:style-name="_31_125A.B5" office:value-type="string">
            <text:p text:style-name="P36">$2-35</text:p>
          </table:table-cell>
          <table:table-cell table:style-name="_31_125A.B5" office:value-type="string">
            <text:p text:style-name="P36">$2-45</text:p>
          </table:table-cell>
          <table:table-cell table:style-name="_31_125A.B5" office:value-type="string">
            <text:p text:style-name="P36">$2-55</text:p>
          </table:table-cell>
          <table:table-cell table:style-name="_31_125A.B5" office:value-type="string">
            <text:p text:style-name="P36">$2-65</text:p>
          </table:table-cell>
          <table:table-cell table:style-name="_31_125A.B5" office:value-type="string">
            <text:p text:style-name="P36">$2-75</text:p>
          </table:table-cell>
          <table:table-cell table:style-name="_31_125A.B5" office:value-type="string">
            <text:p text:style-name="P36">$2-85</text:p>
          </table:table-cell>
          <table:table-cell table:style-name="_31_125A.B5" office:value-type="string">
            <text:p text:style-name="P36">$2-05</text:p>
          </table:table-cell>
          <table:table-cell table:style-name="_31_125A.B5" office:value-type="string">
            <text:p text:style-name="P36">$2-15</text:p>
          </table:table-cell>
          <table:table-cell table:style-name="_31_125A.B5" office:value-type="string">
            <text:p text:style-name="P36">$2-25</text:p>
          </table:table-cell>
          <table:covered-table-cell/>
        </table:table-row>
        <table:table-row>
          <table:table-cell table:style-name="_31_125A.A5" office:value-type="string">
            <text:p text:style-name="P35">7 мЗв/ч</text:p>
          </table:table-cell>
          <table:table-cell table:style-name="_31_125A.B5" office:value-type="string">
            <text:p text:style-name="P36">$2-36</text:p>
          </table:table-cell>
          <table:table-cell table:style-name="_31_125A.B5" office:value-type="string">
            <text:p text:style-name="P36">$2-46</text:p>
          </table:table-cell>
          <table:table-cell table:style-name="_31_125A.B5" office:value-type="string">
            <text:p text:style-name="P36">$2-56</text:p>
          </table:table-cell>
          <table:table-cell table:style-name="_31_125A.B5" office:value-type="string">
            <text:p text:style-name="P36">$2-66</text:p>
          </table:table-cell>
          <table:table-cell table:style-name="_31_125A.B5" office:value-type="string">
            <text:p text:style-name="P36">$2-76</text:p>
          </table:table-cell>
          <table:table-cell table:style-name="_31_125A.B5" office:value-type="string">
            <text:p text:style-name="P36">$2-86</text:p>
          </table:table-cell>
          <table:table-cell table:style-name="_31_125A.B5" office:value-type="string">
            <text:p text:style-name="P36">$2-06</text:p>
          </table:table-cell>
          <table:table-cell table:style-name="_31_125A.B5" office:value-type="string">
            <text:p text:style-name="P36">$2-16</text:p>
          </table:table-cell>
          <table:table-cell table:style-name="_31_125A.B5" office:value-type="string">
            <text:p text:style-name="P36">$2-26</text:p>
          </table:table-cell>
          <table:covered-table-cell/>
        </table:table-row>
        <table:table-row>
          <table:table-cell table:style-name="_31_125A.A12" office:value-type="string">
            <text:p text:style-name="P35">7<text:span text:style-name="T39">0</text:span> мЗв/ч</text:p>
          </table:table-cell>
          <table:table-cell table:style-name="_31_125A.B12" office:value-type="string">
            <text:p text:style-name="P36">$2-37</text:p>
          </table:table-cell>
          <table:table-cell table:style-name="_31_125A.B12" office:value-type="string">
            <text:p text:style-name="P36">$2-47</text:p>
          </table:table-cell>
          <table:table-cell table:style-name="_31_125A.B12" office:value-type="string">
            <text:p text:style-name="P36">$2-57</text:p>
          </table:table-cell>
          <table:table-cell table:style-name="_31_125A.B12" office:value-type="string">
            <text:p text:style-name="P36">$2-67</text:p>
          </table:table-cell>
          <table:table-cell table:style-name="_31_125A.B12" office:value-type="string">
            <text:p text:style-name="P36">$2-77</text:p>
          </table:table-cell>
          <table:table-cell table:style-name="_31_125A.B12" office:value-type="string">
            <text:p text:style-name="P36">$2-87</text:p>
          </table:table-cell>
          <table:table-cell table:style-name="_31_125A.B12" office:value-type="string">
            <text:p text:style-name="P36">$2-07</text:p>
          </table:table-cell>
          <table:table-cell table:style-name="_31_125A.B12" office:value-type="string">
            <text:p text:style-name="P36">$2-17</text:p>
          </table:table-cell>
          <table:table-cell table:style-name="_31_125A.B12" office:value-type="string">
            <text:p text:style-name="P36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87"/>
            <text:p text:style-name="P74">Определение основной относительной погрешности измерения <text:span text:style-name="T39">удельной активности радионуклида </text:span><text:span text:style-name="T62">137</text:span><text:span text:style-name="T39">Cs дозиметром-радиометром</text:span> МКС-$type<text:span text:style-name="T39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35">Номер <text:span text:style-name="T39">источ-ника</text:span></text:p>
          </table:table-cell>
          <table:table-cell table:style-name="BZ.B2" table:number-rows-spanned="3" office:value-type="string">
            <text:p text:style-name="P40">Удельная активность в контроль-ной точке, <text:span text:style-name="T19">A</text:span><text:span text:style-name="T31">oi</text:span><text:span text:style-name="T19">, </text:span>Бк/кг</text:p>
          </table:table-cell>
          <table:table-cell table:style-name="BZ.B2" table:number-columns-spanned="4" office:value-type="string">
            <text:p text:style-name="P45">Измерение мощности дозы</text:p>
            <text:p text:style-name="P45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65"><text:span text:style-name="T40">Относи-тельная</text:span><text:span text:style-name="T55"> </text:span><text:span text:style-name="T40">погреш-ность</text:span><text:span text:style-name="T55"> </text:span><text:span text:style-name="T40">измерения</text:span> </text:p>
            <text:p text:style-name="P65"><text:span text:style-name="T45">θ</text:span><text:span text:style-name="T38">пр</text:span><text:span text:style-name="T32">i</text:span><text:span text:style-name="T39">,</text:span> %</text:p>
          </table:table-cell>
          <table:table-cell table:style-name="BZ.B2" table:number-rows-spanned="3" office:value-type="string">
            <text:p text:style-name="P70"><text:span text:style-name="T39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BZ.I2" table:number-rows-spanned="3" office:value-type="string">
            <text:p text:style-name="P61"><text:span text:style-name="T49">Предел основной </text:span><text:span text:style-name="T39">относи-тельной</text:span> <text:span text:style-name="T19">погреш-ности</text:span>, </text:p>
            <text:p text:style-name="P61">%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BZ.C3" table:number-rows-spanned="2" office:value-type="string">
            <text:p text:style-name="P47">Среднее значение, <text:span text:style-name="T28">A</text:span><text:span text:style-name="T33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7"><text:span text:style-name="T28">A</text:span><text:span text:style-name="T33">o1</text:span></text:p>
          </table:table-cell>
          <table:table-cell table:style-name="BZ.C4" office:value-type="string">
            <text:p text:style-name="P47"><text:span text:style-name="T28">A</text:span><text:span text:style-name="T33">o2</text:span></text:p>
          </table:table-cell>
          <table:table-cell table:style-name="BZ.C4" office:value-type="string">
            <text:p text:style-name="P47"><text:span text:style-name="T28">A</text:span><text:span text:style-name="T33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39">$6-A0</text:p>
          </table:table-cell>
          <table:table-cell table:style-name="BZ.C3" office:value-type="string">
            <text:p text:style-name="P36">$<text:span text:style-name="T19">6</text:span>-<text:span text:style-name="T19">9</text:span>0</text:p>
          </table:table-cell>
          <table:table-cell table:style-name="BZ.C3" office:value-type="string">
            <text:p text:style-name="P36">$6-60</text:p>
          </table:table-cell>
          <table:table-cell table:style-name="BZ.C3" office:value-type="string">
            <text:p text:style-name="P36">$6-70</text:p>
          </table:table-cell>
          <table:table-cell table:style-name="BZ.C3" office:value-type="string">
            <text:p text:style-name="P36">$6-80</text:p>
          </table:table-cell>
          <table:table-cell table:style-name="BZ.C3" office:value-type="string">
            <text:p text:style-name="P36">$6-00</text:p>
          </table:table-cell>
          <table:table-cell table:style-name="BZ.C3" office:value-type="string">
            <text:p text:style-name="P36">$6-10</text:p>
          </table:table-cell>
          <table:table-cell table:style-name="BZ.C3" office:value-type="string">
            <text:p text:style-name="P36">$6-20</text:p>
          </table:table-cell>
          <table:table-cell table:style-name="BZ.I5" table:number-rows-spanned="4" office:value-type="string">
            <text:p text:style-name="P35">±<text:span text:style-name="T39">20</text:span></text:p>
          </table:table-cell>
        </table:table-row>
        <table:table-row>
          <table:table-cell table:style-name="BZ.A5" office:value-type="string">
            <text:p text:style-name="P39">$6-A1</text:p>
          </table:table-cell>
          <table:table-cell table:style-name="BZ.C3" office:value-type="string">
            <text:p text:style-name="P39">$6-91</text:p>
          </table:table-cell>
          <table:table-cell table:style-name="BZ.C3" office:value-type="string">
            <text:p text:style-name="P36">$6-61</text:p>
          </table:table-cell>
          <table:table-cell table:style-name="BZ.C3" office:value-type="string">
            <text:p text:style-name="P36">$6-71</text:p>
          </table:table-cell>
          <table:table-cell table:style-name="BZ.C3" office:value-type="string">
            <text:p text:style-name="P36">$6-81</text:p>
          </table:table-cell>
          <table:table-cell table:style-name="BZ.C3" office:value-type="string">
            <text:p text:style-name="P36">$6-01</text:p>
          </table:table-cell>
          <table:table-cell table:style-name="BZ.C3" office:value-type="string">
            <text:p text:style-name="P36">$6-11</text:p>
          </table:table-cell>
          <table:table-cell table:style-name="BZ.C3" office:value-type="string">
            <text:p text:style-name="P36">$6-21</text:p>
          </table:table-cell>
          <table:covered-table-cell/>
        </table:table-row>
        <table:table-row>
          <table:table-cell table:style-name="BZ.A5" office:value-type="string">
            <text:p text:style-name="P39">$6-A2</text:p>
          </table:table-cell>
          <table:table-cell table:style-name="BZ.C3" office:value-type="string">
            <text:p text:style-name="P39">$6-92</text:p>
          </table:table-cell>
          <table:table-cell table:style-name="BZ.C3" office:value-type="string">
            <text:p text:style-name="P36">$6-62</text:p>
          </table:table-cell>
          <table:table-cell table:style-name="BZ.C3" office:value-type="string">
            <text:p text:style-name="P36">$6-72</text:p>
          </table:table-cell>
          <table:table-cell table:style-name="BZ.C3" office:value-type="string">
            <text:p text:style-name="P36">$6-82</text:p>
          </table:table-cell>
          <table:table-cell table:style-name="BZ.C3" office:value-type="string">
            <text:p text:style-name="P36">$6-02</text:p>
          </table:table-cell>
          <table:table-cell table:style-name="BZ.C3" office:value-type="string">
            <text:p text:style-name="P36">$6-12</text:p>
          </table:table-cell>
          <table:table-cell table:style-name="BZ.C3" office:value-type="string">
            <text:p text:style-name="P36">$6-22</text:p>
          </table:table-cell>
          <table:covered-table-cell/>
        </table:table-row>
        <table:table-row>
          <table:table-cell table:style-name="BZ.A8" office:value-type="string">
            <text:p text:style-name="P39">$6-A3</text:p>
          </table:table-cell>
          <table:table-cell table:style-name="BZ.B8" office:value-type="string">
            <text:p text:style-name="P39">$6-93</text:p>
          </table:table-cell>
          <table:table-cell table:style-name="BZ.B8" office:value-type="string">
            <text:p text:style-name="P36">$6-63</text:p>
          </table:table-cell>
          <table:table-cell table:style-name="BZ.B8" office:value-type="string">
            <text:p text:style-name="P36">$6-73</text:p>
          </table:table-cell>
          <table:table-cell table:style-name="BZ.B8" office:value-type="string">
            <text:p text:style-name="P36">$6-83</text:p>
          </table:table-cell>
          <table:table-cell table:style-name="BZ.B8" office:value-type="string">
            <text:p text:style-name="P36">$6-03</text:p>
          </table:table-cell>
          <table:table-cell table:style-name="BZ.B8" office:value-type="string">
            <text:p text:style-name="P36">$6-13</text:p>
          </table:table-cell>
          <table:table-cell table:style-name="BZ.B8" office:value-type="string">
            <text:p text:style-name="P36">$6-23</text:p>
          </table:table-cell>
          <table:covered-table-cell/>
        </table:table-row>
      </table:table>
      <table:table table:name="BZsmall" table:style-name="BZsmall">
        <table:table-column table:style-name="BZsmall.A"/>
        <table:table-column table:style-name="BZsmall.B"/>
        <table:table-column table:style-name="BZsmall.C" table:number-columns-repeated="6"/>
        <table:table-column table:style-name="BZsmall.I"/>
        <table:table-row table:style-name="BZsmall.1">
          <table:table-cell table:style-name="BZsmall.A1" table:number-columns-spanned="9" office:value-type="string">
            <text:p text:style-name="P87"/>
            <text:p text:style-name="P74">Определение основной относительной погрешности измерения <text:span text:style-name="T39">удельной активности радионуклида </text:span><text:span text:style-name="T62">137</text:span><text:span text:style-name="T39">Cs дозиметром-радиометром</text:span> МКС-$type<text:span text:style-name="T39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small.2">
          <table:table-cell table:style-name="BZsmall.A2" table:number-rows-spanned="3" office:value-type="string">
            <text:p text:style-name="P35">Номер <text:span text:style-name="T39">источ-ника</text:span></text:p>
          </table:table-cell>
          <table:table-cell table:style-name="BZsmall.B2" table:number-rows-spanned="3" office:value-type="string">
            <text:p text:style-name="P40">Удельная активность в контроль-ной точке, <text:span text:style-name="T19">A</text:span><text:span text:style-name="T31">oi</text:span><text:span text:style-name="T19">, </text:span>Бк/кг</text:p>
          </table:table-cell>
          <table:table-cell table:style-name="BZsmall.B2" table:number-columns-spanned="4" office:value-type="string">
            <text:p text:style-name="P45">Измерение мощности дозы</text:p>
            <text:p text:style-name="P45">в контрольной <text:s/>точке</text:p>
          </table:table-cell>
          <table:covered-table-cell/>
          <table:covered-table-cell/>
          <table:covered-table-cell/>
          <table:table-cell table:style-name="BZsmall.B2" table:number-rows-spanned="3" office:value-type="string">
            <text:p text:style-name="P65"><text:span text:style-name="T40">Относи-тельная</text:span><text:span text:style-name="T55"> </text:span><text:span text:style-name="T40">погреш-ность</text:span><text:span text:style-name="T55"> </text:span><text:span text:style-name="T40">измерения</text:span> </text:p>
            <text:p text:style-name="P65"><text:span text:style-name="T45">θ</text:span><text:span text:style-name="T38">пр</text:span><text:span text:style-name="T32">i</text:span><text:span text:style-name="T39">,</text:span> %</text:p>
          </table:table-cell>
          <table:table-cell table:style-name="BZsmall.B2" table:number-rows-spanned="3" office:value-type="string">
            <text:p text:style-name="P70"><text:span text:style-name="T39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BZsmall.I2" table:number-rows-spanned="3" office:value-type="string">
            <text:p text:style-name="P61"><text:span text:style-name="T49">Предел основной </text:span><text:span text:style-name="T39">относи-тельной</text:span> <text:span text:style-name="T19">погреш-ности</text:span>, </text:p>
            <text:p text:style-name="P61">%</text:p>
          </table:table-cell>
        </table:table-row>
        <table:table-row table:style-name="BZsmall.3">
          <table:covered-table-cell/>
          <table:covered-table-cell/>
          <table:table-cell table:style-name="BZsmall.C3" table:number-columns-spanned="3" office:value-type="string">
            <text:p text:style-name="P45">Измеренное значение </text:p>
          </table:table-cell>
          <table:covered-table-cell/>
          <table:covered-table-cell/>
          <table:table-cell table:style-name="BZsmall.C3" table:number-rows-spanned="2" office:value-type="string">
            <text:p text:style-name="P47">Среднее значение, <text:span text:style-name="T28">A</text:span><text:span text:style-name="T33">oi</text:span></text:p>
          </table:table-cell>
          <table:covered-table-cell/>
          <table:covered-table-cell/>
          <table:covered-table-cell/>
        </table:table-row>
        <table:table-row table:style-name="BZsmall.4">
          <table:covered-table-cell/>
          <table:covered-table-cell/>
          <table:table-cell table:style-name="BZsmall.C4" office:value-type="string">
            <text:p text:style-name="P47"><text:span text:style-name="T28">A</text:span><text:span text:style-name="T33">o1</text:span></text:p>
          </table:table-cell>
          <table:table-cell table:style-name="BZsmall.C4" office:value-type="string">
            <text:p text:style-name="P47"><text:span text:style-name="T28">A</text:span><text:span text:style-name="T33">o2</text:span></text:p>
          </table:table-cell>
          <table:table-cell table:style-name="BZsmall.C4" office:value-type="string">
            <text:p text:style-name="P47"><text:span text:style-name="T28">A</text:span><text:span text:style-name="T33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small.A5" office:value-type="string">
            <text:p text:style-name="P39">$6-A1</text:p>
          </table:table-cell>
          <table:table-cell table:style-name="BZsmall.C3" office:value-type="string">
            <text:p text:style-name="P39">$6-91</text:p>
          </table:table-cell>
          <table:table-cell table:style-name="BZsmall.C3" office:value-type="string">
            <text:p text:style-name="P36">$6-61</text:p>
          </table:table-cell>
          <table:table-cell table:style-name="BZsmall.C3" office:value-type="string">
            <text:p text:style-name="P36">$6-71</text:p>
          </table:table-cell>
          <table:table-cell table:style-name="BZsmall.C3" office:value-type="string">
            <text:p text:style-name="P36">$6-81</text:p>
          </table:table-cell>
          <table:table-cell table:style-name="BZsmall.C3" office:value-type="string">
            <text:p text:style-name="P36">$6-01</text:p>
          </table:table-cell>
          <table:table-cell table:style-name="BZsmall.C3" office:value-type="string">
            <text:p text:style-name="P36">$6-11</text:p>
          </table:table-cell>
          <table:table-cell table:style-name="BZsmall.C3" office:value-type="string">
            <text:p text:style-name="P36">$6-21</text:p>
          </table:table-cell>
          <table:table-cell table:style-name="BZsmall.I5" table:number-rows-spanned="3" office:value-type="string">
            <text:p text:style-name="P35">±<text:span text:style-name="T39">20</text:span></text:p>
          </table:table-cell>
        </table:table-row>
        <table:table-row>
          <table:table-cell table:style-name="BZsmall.A5" office:value-type="string">
            <text:p text:style-name="P39">$6-A2</text:p>
          </table:table-cell>
          <table:table-cell table:style-name="BZsmall.C3" office:value-type="string">
            <text:p text:style-name="P39">$6-92</text:p>
          </table:table-cell>
          <table:table-cell table:style-name="BZsmall.C3" office:value-type="string">
            <text:p text:style-name="P36">$6-62</text:p>
          </table:table-cell>
          <table:table-cell table:style-name="BZsmall.C3" office:value-type="string">
            <text:p text:style-name="P36">$6-72</text:p>
          </table:table-cell>
          <table:table-cell table:style-name="BZsmall.C3" office:value-type="string">
            <text:p text:style-name="P36">$6-82</text:p>
          </table:table-cell>
          <table:table-cell table:style-name="BZsmall.C3" office:value-type="string">
            <text:p text:style-name="P36">$6-02</text:p>
          </table:table-cell>
          <table:table-cell table:style-name="BZsmall.C3" office:value-type="string">
            <text:p text:style-name="P36">$6-12</text:p>
          </table:table-cell>
          <table:table-cell table:style-name="BZsmall.C3" office:value-type="string">
            <text:p text:style-name="P36">$6-22</text:p>
          </table:table-cell>
          <table:covered-table-cell/>
        </table:table-row>
        <table:table-row>
          <table:table-cell table:style-name="BZsmall.A7" office:value-type="string">
            <text:p text:style-name="P39">$6-A3</text:p>
          </table:table-cell>
          <table:table-cell table:style-name="BZsmall.B7" office:value-type="string">
            <text:p text:style-name="P39">$6-93</text:p>
          </table:table-cell>
          <table:table-cell table:style-name="BZsmall.B7" office:value-type="string">
            <text:p text:style-name="P36">$6-63</text:p>
          </table:table-cell>
          <table:table-cell table:style-name="BZsmall.B7" office:value-type="string">
            <text:p text:style-name="P36">$6-73</text:p>
          </table:table-cell>
          <table:table-cell table:style-name="BZsmall.B7" office:value-type="string">
            <text:p text:style-name="P36">$6-83</text:p>
          </table:table-cell>
          <table:table-cell table:style-name="BZsmall.B7" office:value-type="string">
            <text:p text:style-name="P36">$6-03</text:p>
          </table:table-cell>
          <table:table-cell table:style-name="BZsmall.B7" office:value-type="string">
            <text:p text:style-name="P36">$6-13</text:p>
          </table:table-cell>
          <table:table-cell table:style-name="BZsmall.B7" office:value-type="string">
            <text:p text:style-name="P36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71"/>
            <text:p text:style-name="P62"><text:span text:style-name="T19">Определение основной относительной погрешности измерения плотности потока </text:span>альфа-излучения<text:span text:style-name="T19"> <text:s/>с блоком БДПС-02 зав. №</text:span><text:span text:style-name="T26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65"><text:span text:style-name="T39">Плотность потока в </text:span><text:span text:style-name="T19">контроль-ной</text:span> точке <text:span text:style-name="T97">φ</text:span><text:span text:style-name="T30">0</text:span><text:span text:style-name="T31">i</text:span>,</text:p>
            <text:p text:style-name="P66"><text:s/>мин<text:span text:style-name="T57">-1</text:span>·см<text:span text:style-name="T57">-2</text:span></text:p>
          </table:table-cell>
          <table:table-cell table:style-name="BDPS_5f_a.B2" table:number-rows-spanned="3" office:value-type="string">
            <text:p text:style-name="P65">Номер источ-ника</text:p>
          </table:table-cell>
          <table:table-cell table:style-name="BDPS_5f_a.B2" table:number-columns-spanned="4" office:value-type="string">
            <text:p text:style-name="P76">Измерение плотности потока в контрольной <text:s/>точке, <text:span text:style-name="T97">φ</text:span><text:span text:style-name="T31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65"><text:span text:style-name="T40">Относи-тельная</text:span><text:span text:style-name="T55"> </text:span><text:span text:style-name="T40">погреш-ность</text:span><text:span text:style-name="T55"> </text:span><text:span text:style-name="T40">измерения</text:span> </text:p>
            <text:p text:style-name="P65"><text:span text:style-name="T45">θ</text:span><text:span text:style-name="T38">пр</text:span><text:span text:style-name="T32">i</text:span><text:span text:style-name="T39">,</text:span> %</text:p>
          </table:table-cell>
          <table:table-cell table:style-name="BDPS_5f_a.B2" table:number-rows-spanned="3" office:value-type="string">
            <text:p text:style-name="P70"><text:span text:style-name="T39">Довери-тель</text:span>ная граница погреш-ности измерения <text:span text:style-name="T28">Δ</text:span><text:span text:style-name="T32">i</text:span><text:span text:style-name="T19">,</text:span> %</text:p>
          </table:table-cell>
          <table:table-cell table:style-name="BDPS_5f_a.I2" table:number-rows-spanned="3" office:value-type="string">
            <text:p text:style-name="P61"><text:span text:style-name="T49">Предел основной </text:span><text:span text:style-name="T39">относи-тельной</text:span> <text:span text:style-name="T19">погреш-ности</text:span>, </text:p>
            <text:p text:style-name="P61">%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82">Измеренное значение </text:p>
          </table:table-cell>
          <table:covered-table-cell/>
          <table:covered-table-cell/>
          <table:table-cell table:style-name="BDPS_5f_a.C3" table:number-rows-spanned="2" office:value-type="string">
            <text:p text:style-name="P82">Среднее значение, <text:span text:style-name="T21">φ</text:span><text:span text:style-name="T30">ср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83"><text:span text:style-name="T80">φ</text:span><text:span text:style-name="T30">1</text:span></text:p>
          </table:table-cell>
          <table:table-cell table:style-name="BDPS_5f_a.C4" office:value-type="string">
            <text:p text:style-name="P82"><text:span text:style-name="T72">φ</text:span><text:span text:style-name="T30">2</text:span></text:p>
          </table:table-cell>
          <table:table-cell table:style-name="BDPS_5f_a.C4" office:value-type="string">
            <text:p text:style-name="P82"><text:span text:style-name="T72">φ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5">$3-90</text:p>
          </table:table-cell>
          <table:table-cell table:style-name="BDPS_5f_a.B5" office:value-type="float" office:value="1179">
            <text:p text:style-name="P16">1179</text:p>
          </table:table-cell>
          <table:table-cell table:style-name="BDPS_5f_a.C3" office:value-type="string">
            <text:p text:style-name="P13">$3-60</text:p>
          </table:table-cell>
          <table:table-cell table:style-name="BDPS_5f_a.C3" office:value-type="string">
            <text:p text:style-name="P13">$3-70</text:p>
          </table:table-cell>
          <table:table-cell table:style-name="BDPS_5f_a.C3" office:value-type="string">
            <text:p text:style-name="P13">$3-80</text:p>
          </table:table-cell>
          <table:table-cell table:style-name="BDPS_5f_a.C3" office:value-type="string">
            <text:p text:style-name="P13">$3-00</text:p>
          </table:table-cell>
          <table:table-cell table:style-name="BDPS_5f_a.C3" office:value-type="string">
            <text:p text:style-name="P13">$3-10</text:p>
          </table:table-cell>
          <table:table-cell table:style-name="BDPS_5f_a.C3" office:value-type="string">
            <text:p text:style-name="P13">$3-20</text:p>
          </table:table-cell>
          <table:table-cell table:style-name="BDPS_5f_a.I5" table:number-rows-spanned="5" office:value-type="string">
            <text:p text:style-name="P14">±<text:span text:style-name="T19">20</text:span></text:p>
          </table:table-cell>
        </table:table-row>
        <table:table-row>
          <table:table-cell table:style-name="BDPS_5f_a.A5" office:value-type="string">
            <text:p text:style-name="P15">$3-9<text:span text:style-name="T39">1</text:span></text:p>
          </table:table-cell>
          <table:table-cell table:style-name="BDPS_5f_a.B5" office:value-type="float" office:value="1180">
            <text:p text:style-name="P16">1180</text:p>
          </table:table-cell>
          <table:table-cell table:style-name="BDPS_5f_a.C3" office:value-type="string">
            <text:p text:style-name="P13">$3-61</text:p>
          </table:table-cell>
          <table:table-cell table:style-name="BDPS_5f_a.C3" office:value-type="string">
            <text:p text:style-name="P13">$3-71</text:p>
          </table:table-cell>
          <table:table-cell table:style-name="BDPS_5f_a.C3" office:value-type="string">
            <text:p text:style-name="P13">$3-81</text:p>
          </table:table-cell>
          <table:table-cell table:style-name="BDPS_5f_a.C3" office:value-type="string">
            <text:p text:style-name="P13">$3-01</text:p>
          </table:table-cell>
          <table:table-cell table:style-name="BDPS_5f_a.C3" office:value-type="string">
            <text:p text:style-name="P13">$3-11</text:p>
          </table:table-cell>
          <table:table-cell table:style-name="BDPS_5f_a.C3" office:value-type="string">
            <text:p text:style-name="P13">$3-21</text:p>
          </table:table-cell>
          <table:covered-table-cell/>
        </table:table-row>
        <table:table-row>
          <table:table-cell table:style-name="BDPS_5f_a.A5" office:value-type="string">
            <text:p text:style-name="P15">$3-9<text:span text:style-name="T39">2</text:span></text:p>
          </table:table-cell>
          <table:table-cell table:style-name="BDPS_5f_a.B5" office:value-type="float" office:value="1181">
            <text:p text:style-name="P16">1181</text:p>
          </table:table-cell>
          <table:table-cell table:style-name="BDPS_5f_a.C3" office:value-type="string">
            <text:p text:style-name="P13">$3-62</text:p>
          </table:table-cell>
          <table:table-cell table:style-name="BDPS_5f_a.C3" office:value-type="string">
            <text:p text:style-name="P13">$3-72</text:p>
          </table:table-cell>
          <table:table-cell table:style-name="BDPS_5f_a.C3" office:value-type="string">
            <text:p text:style-name="P13">$3-82</text:p>
          </table:table-cell>
          <table:table-cell table:style-name="BDPS_5f_a.C3" office:value-type="string">
            <text:p text:style-name="P13">$3-02</text:p>
          </table:table-cell>
          <table:table-cell table:style-name="BDPS_5f_a.C3" office:value-type="string">
            <text:p text:style-name="P13">$3-12</text:p>
          </table:table-cell>
          <table:table-cell table:style-name="BDPS_5f_a.C3" office:value-type="string">
            <text:p text:style-name="P13">$3-22</text:p>
          </table:table-cell>
          <table:covered-table-cell/>
        </table:table-row>
        <table:table-row>
          <table:table-cell table:style-name="BDPS_5f_a.A5" office:value-type="string">
            <text:p text:style-name="P15">$3-9<text:span text:style-name="T39">3</text:span></text:p>
          </table:table-cell>
          <table:table-cell table:style-name="BDPS_5f_a.B5" office:value-type="float" office:value="1182">
            <text:p text:style-name="P16">1182</text:p>
          </table:table-cell>
          <table:table-cell table:style-name="BDPS_5f_a.C3" office:value-type="string">
            <text:p text:style-name="P13">$3-63</text:p>
          </table:table-cell>
          <table:table-cell table:style-name="BDPS_5f_a.C3" office:value-type="string">
            <text:p text:style-name="P13">$3-73</text:p>
          </table:table-cell>
          <table:table-cell table:style-name="BDPS_5f_a.C3" office:value-type="string">
            <text:p text:style-name="P13">$3-83</text:p>
          </table:table-cell>
          <table:table-cell table:style-name="BDPS_5f_a.C3" office:value-type="string">
            <text:p text:style-name="P13">$3-03</text:p>
          </table:table-cell>
          <table:table-cell table:style-name="BDPS_5f_a.C3" office:value-type="string">
            <text:p text:style-name="P13">$3-13</text:p>
          </table:table-cell>
          <table:table-cell table:style-name="BDPS_5f_a.C3" office:value-type="string">
            <text:p text:style-name="P13">$3-23</text:p>
          </table:table-cell>
          <table:covered-table-cell/>
        </table:table-row>
        <table:table-row>
          <table:table-cell table:style-name="BDPS_5f_a.A9" office:value-type="string">
            <text:p text:style-name="P15">$3-9<text:span text:style-name="T39">4</text:span></text:p>
          </table:table-cell>
          <table:table-cell table:style-name="BDPS_5f_a.B9" office:value-type="float" office:value="1183">
            <text:p text:style-name="P16">1183</text:p>
          </table:table-cell>
          <table:table-cell table:style-name="BDPS_5f_a.C9" office:value-type="string">
            <text:p text:style-name="P13">$3-64</text:p>
          </table:table-cell>
          <table:table-cell table:style-name="BDPS_5f_a.C9" office:value-type="string">
            <text:p text:style-name="P13">$3-74</text:p>
          </table:table-cell>
          <table:table-cell table:style-name="BDPS_5f_a.C9" office:value-type="string">
            <text:p text:style-name="P13">$3-84</text:p>
          </table:table-cell>
          <table:table-cell table:style-name="BDPS_5f_a.C9" office:value-type="string">
            <text:p text:style-name="P13">$3-04</text:p>
          </table:table-cell>
          <table:table-cell table:style-name="BDPS_5f_a.C9" office:value-type="string">
            <text:p text:style-name="P13">$3-14</text:p>
          </table:table-cell>
          <table:table-cell table:style-name="BDPS_5f_a.C9" office:value-type="string">
            <text:p text:style-name="P13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71"/>
            <text:p text:style-name="P62"><text:span text:style-name="T19">Определение основной относительной погрешности измерения плотности потока бета-излучения <text:s/>с блоком БДПС-02 зав. №</text:span><text:span text:style-name="T26"> </text:span><text:span text:style-name="T19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67"><text:span text:style-name="T39">Плотность потока в </text:span><text:span text:style-name="T19">контроль-ной</text:span> точке <text:span text:style-name="T97">φ</text:span><text:span text:style-name="T30">0</text:span><text:span text:style-name="T31">i</text:span>,</text:p>
            <text:p text:style-name="P68"><text:s/>мин<text:span text:style-name="T57">-1</text:span>·см<text:span text:style-name="T57">-2</text:span></text:p>
          </table:table-cell>
          <table:table-cell table:style-name="BDPS_5f_b.B2" table:number-rows-spanned="3" office:value-type="string">
            <text:p text:style-name="P59">Номер источ-ника</text:p>
          </table:table-cell>
          <table:table-cell table:style-name="BDPS_5f_b.B2" table:number-columns-spanned="4" office:value-type="string">
            <text:p text:style-name="P75">Измерение плотности потока в контрольной <text:s/>точке, <text:span text:style-name="T52">φ</text:span><text:span text:style-name="T37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59"><text:span text:style-name="T40">Относи-тельная</text:span><text:span text:style-name="T55"> </text:span><text:span text:style-name="T40">погреш-ность</text:span><text:span text:style-name="T55"> </text:span><text:span text:style-name="T50">измерения</text:span> </text:p>
            <text:p text:style-name="P59"><text:span text:style-name="T47">θ</text:span><text:span text:style-name="T34">пр</text:span><text:span text:style-name="T35">i</text:span><text:span text:style-name="T39">,</text:span> %</text:p>
          </table:table-cell>
          <table:table-cell table:style-name="BDPS_5f_b.B2" table:number-rows-spanned="3" office:value-type="string">
            <text:p text:style-name="P69"><text:span text:style-name="T39">Довери-тель</text:span>ная граница погреш-ности измерения <text:span text:style-name="T48">Δ</text:span><text:span text:style-name="T36">i</text:span><text:span text:style-name="T19">,</text:span> %</text:p>
          </table:table-cell>
          <table:table-cell table:style-name="BDPS_5f_b.I2" table:number-rows-spanned="3" office:value-type="string">
            <text:p text:style-name="P60"><text:span text:style-name="T49">Предел основной </text:span><text:span text:style-name="T39">относи-тельной</text:span> <text:span text:style-name="T19">погреш-ности</text:span>, </text:p>
            <text:p text:style-name="P60">%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78">Измеренное значение </text:p>
          </table:table-cell>
          <table:covered-table-cell/>
          <table:covered-table-cell/>
          <table:table-cell table:style-name="BDPS_5f_b.C3" table:number-rows-spanned="2" office:value-type="string">
            <text:p text:style-name="P78">Среднее значение, <text:span text:style-name="T53">φ</text:span><text:span text:style-name="T30">ср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79"><text:span text:style-name="T78">φ</text:span><text:span text:style-name="T30">1</text:span></text:p>
          </table:table-cell>
          <table:table-cell table:style-name="BDPS_5f_b.C4" office:value-type="string">
            <text:p text:style-name="P78"><text:span text:style-name="T79">φ</text:span><text:span text:style-name="T30">2</text:span></text:p>
          </table:table-cell>
          <table:table-cell table:style-name="BDPS_5f_b.C4" office:value-type="string">
            <text:p text:style-name="P78"><text:span text:style-name="T79">φ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20">$4-90</text:p>
          </table:table-cell>
          <table:table-cell table:style-name="BDPS_5f_b.B5" office:value-type="float" office:value="660">
            <text:p text:style-name="P22">0660</text:p>
          </table:table-cell>
          <table:table-cell table:style-name="BDPS_5f_b.C3" office:value-type="string">
            <text:p text:style-name="P18">$4-60</text:p>
          </table:table-cell>
          <table:table-cell table:style-name="BDPS_5f_b.C3" office:value-type="string">
            <text:p text:style-name="P18">$4-70</text:p>
          </table:table-cell>
          <table:table-cell table:style-name="BDPS_5f_b.C3" office:value-type="string">
            <text:p text:style-name="P18">$4-80</text:p>
          </table:table-cell>
          <table:table-cell table:style-name="BDPS_5f_b.C3" office:value-type="string">
            <text:p text:style-name="P18">$4-00</text:p>
          </table:table-cell>
          <table:table-cell table:style-name="BDPS_5f_b.C3" office:value-type="string">
            <text:p text:style-name="P18">$4-10</text:p>
          </table:table-cell>
          <table:table-cell table:style-name="BDPS_5f_b.C3" office:value-type="string">
            <text:p text:style-name="P18">$4-20</text:p>
          </table:table-cell>
          <table:table-cell table:style-name="BDPS_5f_b.I5" table:number-rows-spanned="5" office:value-type="string">
            <text:p text:style-name="P21">±<text:span text:style-name="T19">20</text:span></text:p>
          </table:table-cell>
        </table:table-row>
        <table:table-row>
          <table:table-cell table:style-name="BDPS_5f_b.A5" office:value-type="string">
            <text:p text:style-name="P20">$4-9<text:span text:style-name="T39">1</text:span></text:p>
          </table:table-cell>
          <table:table-cell table:style-name="BDPS_5f_b.B5" office:value-type="float" office:value="0">
            <text:p text:style-name="P22">6905</text:p>
          </table:table-cell>
          <table:table-cell table:style-name="BDPS_5f_b.C3" office:value-type="string">
            <text:p text:style-name="P18">$4-61</text:p>
          </table:table-cell>
          <table:table-cell table:style-name="BDPS_5f_b.C3" office:value-type="string">
            <text:p text:style-name="P18">$4-71</text:p>
          </table:table-cell>
          <table:table-cell table:style-name="BDPS_5f_b.C3" office:value-type="string">
            <text:p text:style-name="P18">$4-81</text:p>
          </table:table-cell>
          <table:table-cell table:style-name="BDPS_5f_b.C3" office:value-type="string">
            <text:p text:style-name="P18">$4-01</text:p>
          </table:table-cell>
          <table:table-cell table:style-name="BDPS_5f_b.C3" office:value-type="string">
            <text:p text:style-name="P18">$4-11</text:p>
          </table:table-cell>
          <table:table-cell table:style-name="BDPS_5f_b.C3" office:value-type="string">
            <text:p text:style-name="P18">$4-21</text:p>
          </table:table-cell>
          <table:covered-table-cell/>
        </table:table-row>
        <table:table-row>
          <table:table-cell table:style-name="BDPS_5f_b.A5" office:value-type="string">
            <text:p text:style-name="P20">$4-9<text:span text:style-name="T39">2</text:span></text:p>
          </table:table-cell>
          <table:table-cell table:style-name="BDPS_5f_b.B5" office:value-type="float" office:value="0">
            <text:p text:style-name="P22">0661</text:p>
          </table:table-cell>
          <table:table-cell table:style-name="BDPS_5f_b.C3" office:value-type="string">
            <text:p text:style-name="P18">$4-62</text:p>
          </table:table-cell>
          <table:table-cell table:style-name="BDPS_5f_b.C3" office:value-type="string">
            <text:p text:style-name="P18">$4-72</text:p>
          </table:table-cell>
          <table:table-cell table:style-name="BDPS_5f_b.C3" office:value-type="string">
            <text:p text:style-name="P18">$4-82</text:p>
          </table:table-cell>
          <table:table-cell table:style-name="BDPS_5f_b.C3" office:value-type="string">
            <text:p text:style-name="P18">$4-02</text:p>
          </table:table-cell>
          <table:table-cell table:style-name="BDPS_5f_b.C3" office:value-type="string">
            <text:p text:style-name="P18">$4-12</text:p>
          </table:table-cell>
          <table:table-cell table:style-name="BDPS_5f_b.C3" office:value-type="string">
            <text:p text:style-name="P18">$4-22</text:p>
          </table:table-cell>
          <table:covered-table-cell/>
        </table:table-row>
        <table:table-row>
          <table:table-cell table:style-name="BDPS_5f_b.A5" office:value-type="string">
            <text:p text:style-name="P20">$4-9<text:span text:style-name="T39">3</text:span></text:p>
          </table:table-cell>
          <table:table-cell table:style-name="BDPS_5f_b.B5" office:value-type="float" office:value="0">
            <text:p text:style-name="P22">0662</text:p>
          </table:table-cell>
          <table:table-cell table:style-name="BDPS_5f_b.C3" office:value-type="string">
            <text:p text:style-name="P18">$4-63</text:p>
          </table:table-cell>
          <table:table-cell table:style-name="BDPS_5f_b.C3" office:value-type="string">
            <text:p text:style-name="P18">$4-73</text:p>
          </table:table-cell>
          <table:table-cell table:style-name="BDPS_5f_b.C3" office:value-type="string">
            <text:p text:style-name="P18">$4-83</text:p>
          </table:table-cell>
          <table:table-cell table:style-name="BDPS_5f_b.C3" office:value-type="string">
            <text:p text:style-name="P18">$4-03</text:p>
          </table:table-cell>
          <table:table-cell table:style-name="BDPS_5f_b.C3" office:value-type="string">
            <text:p text:style-name="P18">$4-13</text:p>
          </table:table-cell>
          <table:table-cell table:style-name="BDPS_5f_b.C3" office:value-type="string">
            <text:p text:style-name="P18">$4-23</text:p>
          </table:table-cell>
          <table:covered-table-cell/>
        </table:table-row>
        <table:table-row>
          <table:table-cell table:style-name="BDPS_5f_b.A9" office:value-type="string">
            <text:p text:style-name="P20">$4-9<text:span text:style-name="T39">4</text:span></text:p>
          </table:table-cell>
          <table:table-cell table:style-name="BDPS_5f_b.B9" office:value-type="float" office:value="0">
            <text:p text:style-name="P22">15014</text:p>
          </table:table-cell>
          <table:table-cell table:style-name="BDPS_5f_b.C9" office:value-type="string">
            <text:p text:style-name="P18">$4-64</text:p>
          </table:table-cell>
          <table:table-cell table:style-name="BDPS_5f_b.C9" office:value-type="string">
            <text:p text:style-name="P18">$4-74</text:p>
          </table:table-cell>
          <table:table-cell table:style-name="BDPS_5f_b.C9" office:value-type="string">
            <text:p text:style-name="P18">$4-84</text:p>
          </table:table-cell>
          <table:table-cell table:style-name="BDPS_5f_b.C9" office:value-type="string">
            <text:p text:style-name="P18">$4-04</text:p>
          </table:table-cell>
          <table:table-cell table:style-name="BDPS_5f_b.C9" office:value-type="string">
            <text:p text:style-name="P18">$4-14</text:p>
          </table:table-cell>
          <table:table-cell table:style-name="BDPS_5f_b.C9" office:value-type="string">
            <text:p text:style-name="P18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64"/>
            <text:p text:style-name="P63"><text:span text:style-name="T24">Определение основной относительной погрешности измерения м</text:span><text:span text:style-name="T93">ощности дозы гамма излучения</text:span><text:span text:style-name="T24"> БДП</text:span><text:span text:style-name="T93">С</text:span><text:span text:style-name="T24">-0</text:span><text:span text:style-name="T93">2</text:span><text:span text:style-name="T24"> зав. №</text:span><text:span text:style-name="T27"> </text:span><text:span text:style-name="T24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27">Мощность амбиентной эквивалент-ной дозы в <text:span text:style-name="T39">контроль-ной</text:span> точке <text:span text:style-name="T46">Ḣ</text:span><text:span text:style-name="T32">oi</text:span></text:p>
          </table:table-cell>
          <table:table-cell table:style-name="BDPS_5f_g.B2" table:number-rows-spanned="3" office:value-type="string">
            <text:p text:style-name="P28">Номер источ-ника</text:p>
          </table:table-cell>
          <table:table-cell table:style-name="BDPS_5f_g.B2" table:number-rows-spanned="3" office:value-type="string">
            <text:p text:style-name="P28">Рассто-яние до источ-ника, </text:p>
            <text:p text:style-name="P29">R, см</text:p>
          </table:table-cell>
          <table:table-cell table:style-name="BDPS_5f_g.B2" table:number-columns-spanned="5" office:value-type="string">
            <text:p text:style-name="P43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28"><text:span text:style-name="T40">Относи-тельная</text:span><text:span text:style-name="T55"> </text:span><text:span text:style-name="T40">погреш-ность</text:span><text:span text:style-name="T55"> </text:span><text:span text:style-name="T50">измерения</text:span> </text:p>
            <text:p text:style-name="P28"><text:span text:style-name="T47">θ</text:span><text:span text:style-name="T34">пр</text:span><text:span text:style-name="T35">i</text:span><text:span text:style-name="T39">,</text:span> %</text:p>
          </table:table-cell>
          <table:table-cell table:style-name="BDPS_5f_g.B2" table:number-rows-spanned="3" office:value-type="string">
            <text:p text:style-name="P41"><text:span text:style-name="T39">Довери-тель</text:span>ная граница погреш-ности измерения <text:span text:style-name="T48">Δ</text:span><text:span text:style-name="T36">i</text:span><text:span text:style-name="T19">,</text:span> %</text:p>
          </table:table-cell>
          <table:table-cell table:style-name="BDPS_5f_g.K2" table:number-rows-spanned="3" office:value-type="string">
            <text:p text:style-name="P33"><text:span text:style-name="T49">Предел основной </text:span><text:span text:style-name="T39">относи-тельной</text:span> <text:span text:style-name="T19">погреш-ности</text:span>, </text:p>
            <text:p text:style-name="P33">%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43">Фон, нЗв/ч</text:p>
          </table:table-cell>
          <table:table-cell table:style-name="BDPS_5f_g.D3" table:number-columns-spanned="3" office:value-type="string">
            <text:p text:style-name="P43">Измеренное значение </text:p>
          </table:table-cell>
          <table:covered-table-cell/>
          <table:covered-table-cell/>
          <table:table-cell table:style-name="BDPS_5f_g.D3" table:number-rows-spanned="2" office:value-type="string">
            <text:p text:style-name="P43">Среднее значение, <text:span text:style-name="T20">H</text:span><text:span text:style-name="T30">ср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44"><text:span text:style-name="T29">H</text:span><text:span text:style-name="T30">1</text:span></text:p>
          </table:table-cell>
          <table:table-cell table:style-name="BDPS_5f_g.D3" office:value-type="string">
            <text:p text:style-name="P43"><text:span text:style-name="T20">H</text:span><text:span text:style-name="T30">2</text:span></text:p>
          </table:table-cell>
          <table:table-cell table:style-name="BDPS_5f_g.D3" office:value-type="string">
            <text:p text:style-name="P43"><text:span text:style-name="T20">H</text:span><text:span text:style-name="T30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30">0,7 мкЗв/ч</text:p>
          </table:table-cell>
          <table:table-cell table:style-name="BDPS_5f_g.D3" office:value-type="string">
            <text:p text:style-name="P31">$5-30</text:p>
          </table:table-cell>
          <table:table-cell table:style-name="BDPS_5f_g.D3" office:value-type="string">
            <text:p text:style-name="P31">$5-40</text:p>
          </table:table-cell>
          <table:table-cell table:style-name="BDPS_5f_g.D3" office:value-type="string">
            <text:p text:style-name="P31">$5-50</text:p>
          </table:table-cell>
          <table:table-cell table:style-name="BDPS_5f_g.D3" office:value-type="string">
            <text:p text:style-name="P31">$5-60</text:p>
          </table:table-cell>
          <table:table-cell table:style-name="BDPS_5f_g.D3" office:value-type="string">
            <text:p text:style-name="P31">$5-70</text:p>
          </table:table-cell>
          <table:table-cell table:style-name="BDPS_5f_g.D3" office:value-type="string">
            <text:p text:style-name="P31">$5-80</text:p>
          </table:table-cell>
          <table:table-cell table:style-name="BDPS_5f_g.D3" office:value-type="string">
            <text:p text:style-name="P31">$5-00</text:p>
          </table:table-cell>
          <table:table-cell table:style-name="BDPS_5f_g.D3" office:value-type="string">
            <text:p text:style-name="P31">$5-10</text:p>
          </table:table-cell>
          <table:table-cell table:style-name="BDPS_5f_g.D3" office:value-type="string">
            <text:p text:style-name="P31">$5-20</text:p>
          </table:table-cell>
          <table:table-cell table:style-name="BDPS_5f_g.K5" table:number-rows-spanned="6" office:value-type="string">
            <text:p text:style-name="P32">±<text:span text:style-name="T39">20</text:span></text:p>
          </table:table-cell>
        </table:table-row>
        <table:table-row>
          <table:table-cell table:style-name="BDPS_5f_g.A5" office:value-type="string">
            <text:p text:style-name="P30">7 мкЗв/ч</text:p>
          </table:table-cell>
          <table:table-cell table:style-name="BDPS_5f_g.D3" office:value-type="string">
            <text:p text:style-name="P31">$5-31</text:p>
          </table:table-cell>
          <table:table-cell table:style-name="BDPS_5f_g.D3" office:value-type="string">
            <text:p text:style-name="P31">$5-41</text:p>
          </table:table-cell>
          <table:table-cell table:style-name="BDPS_5f_g.D3" office:value-type="string">
            <text:p text:style-name="P31">$5-51</text:p>
          </table:table-cell>
          <table:table-cell table:style-name="BDPS_5f_g.D3" office:value-type="string">
            <text:p text:style-name="P31">$5-61</text:p>
          </table:table-cell>
          <table:table-cell table:style-name="BDPS_5f_g.D3" office:value-type="string">
            <text:p text:style-name="P31">$5-71</text:p>
          </table:table-cell>
          <table:table-cell table:style-name="BDPS_5f_g.D3" office:value-type="string">
            <text:p text:style-name="P31">$5-81</text:p>
          </table:table-cell>
          <table:table-cell table:style-name="BDPS_5f_g.D3" office:value-type="string">
            <text:p text:style-name="P31">$5-01</text:p>
          </table:table-cell>
          <table:table-cell table:style-name="BDPS_5f_g.D3" office:value-type="string">
            <text:p text:style-name="P31">$5-11</text:p>
          </table:table-cell>
          <table:table-cell table:style-name="BDPS_5f_g.D3" office:value-type="string">
            <text:p text:style-name="P31">$5-21</text:p>
          </table:table-cell>
          <table:covered-table-cell/>
        </table:table-row>
        <table:table-row>
          <table:table-cell table:style-name="BDPS_5f_g.A5" office:value-type="string">
            <text:p text:style-name="P30">70 мкЗв/ч</text:p>
          </table:table-cell>
          <table:table-cell table:style-name="BDPS_5f_g.D3" office:value-type="string">
            <text:p text:style-name="P31">$5-32</text:p>
          </table:table-cell>
          <table:table-cell table:style-name="BDPS_5f_g.D3" office:value-type="string">
            <text:p text:style-name="P31">$5-42</text:p>
          </table:table-cell>
          <table:table-cell table:style-name="BDPS_5f_g.D3" office:value-type="string">
            <text:p text:style-name="P31">$5-52</text:p>
          </table:table-cell>
          <table:table-cell table:style-name="BDPS_5f_g.D3" office:value-type="string">
            <text:p text:style-name="P31">$5-62</text:p>
          </table:table-cell>
          <table:table-cell table:style-name="BDPS_5f_g.D3" office:value-type="string">
            <text:p text:style-name="P31">$5-72</text:p>
          </table:table-cell>
          <table:table-cell table:style-name="BDPS_5f_g.D3" office:value-type="string">
            <text:p text:style-name="P31">$5-82</text:p>
          </table:table-cell>
          <table:table-cell table:style-name="BDPS_5f_g.D3" office:value-type="string">
            <text:p text:style-name="P31">$5-02</text:p>
          </table:table-cell>
          <table:table-cell table:style-name="BDPS_5f_g.D3" office:value-type="string">
            <text:p text:style-name="P31">$5-12</text:p>
          </table:table-cell>
          <table:table-cell table:style-name="BDPS_5f_g.D3" office:value-type="string">
            <text:p text:style-name="P31">$5-22</text:p>
          </table:table-cell>
          <table:covered-table-cell/>
        </table:table-row>
        <table:table-row>
          <table:table-cell table:style-name="BDPS_5f_g.A5" office:value-type="string">
            <text:p text:style-name="P30">0.7 мЗв/ч</text:p>
          </table:table-cell>
          <table:table-cell table:style-name="BDPS_5f_g.D3" office:value-type="string">
            <text:p text:style-name="P31">$5-33</text:p>
          </table:table-cell>
          <table:table-cell table:style-name="BDPS_5f_g.D3" office:value-type="string">
            <text:p text:style-name="P31">$5-43</text:p>
          </table:table-cell>
          <table:table-cell table:style-name="BDPS_5f_g.D3" office:value-type="string">
            <text:p text:style-name="P31">$5-53</text:p>
          </table:table-cell>
          <table:table-cell table:style-name="BDPS_5f_g.D3" office:value-type="string">
            <text:p text:style-name="P31">$5-63</text:p>
          </table:table-cell>
          <table:table-cell table:style-name="BDPS_5f_g.D3" office:value-type="string">
            <text:p text:style-name="P31">$5-73</text:p>
          </table:table-cell>
          <table:table-cell table:style-name="BDPS_5f_g.D3" office:value-type="string">
            <text:p text:style-name="P31">$5-83</text:p>
          </table:table-cell>
          <table:table-cell table:style-name="BDPS_5f_g.D3" office:value-type="string">
            <text:p text:style-name="P31">$5-03</text:p>
          </table:table-cell>
          <table:table-cell table:style-name="BDPS_5f_g.D3" office:value-type="string">
            <text:p text:style-name="P31">$5-13</text:p>
          </table:table-cell>
          <table:table-cell table:style-name="BDPS_5f_g.D3" office:value-type="string">
            <text:p text:style-name="P31">$5-23</text:p>
          </table:table-cell>
          <table:covered-table-cell/>
        </table:table-row>
        <table:table-row>
          <table:table-cell table:style-name="BDPS_5f_g.A5" office:value-type="string">
            <text:p text:style-name="P30">7,0 мЗв/ч</text:p>
          </table:table-cell>
          <table:table-cell table:style-name="BDPS_5f_g.D3" office:value-type="string">
            <text:p text:style-name="P31">$5-34</text:p>
          </table:table-cell>
          <table:table-cell table:style-name="BDPS_5f_g.D3" office:value-type="string">
            <text:p text:style-name="P31">$5-44</text:p>
          </table:table-cell>
          <table:table-cell table:style-name="BDPS_5f_g.D3" office:value-type="string">
            <text:p text:style-name="P31">$5-54</text:p>
          </table:table-cell>
          <table:table-cell table:style-name="BDPS_5f_g.D3" office:value-type="string">
            <text:p text:style-name="P31">$5-64</text:p>
          </table:table-cell>
          <table:table-cell table:style-name="BDPS_5f_g.D3" office:value-type="string">
            <text:p text:style-name="P31">$5-74</text:p>
          </table:table-cell>
          <table:table-cell table:style-name="BDPS_5f_g.D3" office:value-type="string">
            <text:p text:style-name="P31">$5-84</text:p>
          </table:table-cell>
          <table:table-cell table:style-name="BDPS_5f_g.D3" office:value-type="string">
            <text:p text:style-name="P31">$5-04</text:p>
          </table:table-cell>
          <table:table-cell table:style-name="BDPS_5f_g.D3" office:value-type="string">
            <text:p text:style-name="P31">$5-14</text:p>
          </table:table-cell>
          <table:table-cell table:style-name="BDPS_5f_g.D3" office:value-type="string">
            <text:p text:style-name="P31">$5-24</text:p>
          </table:table-cell>
          <table:covered-table-cell/>
        </table:table-row>
        <table:table-row>
          <table:table-cell table:style-name="BDPS_5f_g.A10" office:value-type="string">
            <text:p text:style-name="P30">20 мЗв/ч</text:p>
          </table:table-cell>
          <table:table-cell table:style-name="BDPS_5f_g.B10" office:value-type="string">
            <text:p text:style-name="P31">$5-35</text:p>
          </table:table-cell>
          <table:table-cell table:style-name="BDPS_5f_g.B10" office:value-type="string">
            <text:p text:style-name="P31">$5-45</text:p>
          </table:table-cell>
          <table:table-cell table:style-name="BDPS_5f_g.B10" office:value-type="string">
            <text:p text:style-name="P31">$5-55</text:p>
          </table:table-cell>
          <table:table-cell table:style-name="BDPS_5f_g.B10" office:value-type="string">
            <text:p text:style-name="P31">$5-65</text:p>
          </table:table-cell>
          <table:table-cell table:style-name="BDPS_5f_g.B10" office:value-type="string">
            <text:p text:style-name="P31">$5-75</text:p>
          </table:table-cell>
          <table:table-cell table:style-name="BDPS_5f_g.B10" office:value-type="string">
            <text:p text:style-name="P31">$5-85</text:p>
          </table:table-cell>
          <table:table-cell table:style-name="BDPS_5f_g.B10" office:value-type="string">
            <text:p text:style-name="P31">$5-05</text:p>
          </table:table-cell>
          <table:table-cell table:style-name="BDPS_5f_g.B10" office:value-type="string">
            <text:p text:style-name="P31">$5-15</text:p>
          </table:table-cell>
          <table:table-cell table:style-name="BDPS_5f_g.B10" office:value-type="string">
            <text:p text:style-name="P31">$5-25</text:p>
          </table:table-cell>
          <table:covered-table-cell/>
        </table:table-row>
      </table:table>
      <text:p text:style-name="P4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2">Проверку произвел:</text:p>
          </table:table-cell>
          <table:table-cell table:style-name="Таблица1.A1" office:value-type="string">
            <text:p text:style-name="P53">$calibratedBy</text:p>
          </table:table-cell>
          <table:table-cell table:style-name="Таблица1.A1" office:value-type="string">
            <text:p text:style-name="P80"><text:s text:c="36"/></text:p>
          </table:table-cell>
        </table:table-row>
        <table:table-row>
          <table:table-cell table:style-name="Таблица1.A2" office:value-type="string">
            <text:p text:style-name="P81"/>
          </table:table-cell>
          <table:table-cell table:style-name="Таблица1.A2" office:value-type="string">
            <text:p text:style-name="P81"/>
          </table:table-cell>
          <table:table-cell table:style-name="Таблица1.C2" office:value-type="string">
            <text:p text:style-name="P56">(<text:span text:style-name="T54">подпись</text:span>)</text:p>
          </table:table-cell>
        </table:table-row>
        <table:table-row>
          <table:table-cell table:style-name="Таблица1.A1" office:value-type="string">
            <text:p text:style-name="P52">Технический контроль: </text:p>
          </table:table-cell>
          <table:table-cell table:style-name="Таблица1.A1" office:value-type="string">
            <text:p text:style-name="P54">$controlledBy</text:p>
          </table:table-cell>
          <table:table-cell table:style-name="Таблица1.A1" office:value-type="string">
            <text:p text:style-name="P80"><text:s text:c="36"/></text:p>
          </table:table-cell>
        </table:table-row>
        <table:table-row>
          <table:table-cell table:style-name="Таблица1.A2" office:value-type="string">
            <text:p text:style-name="P81"/>
          </table:table-cell>
          <table:table-cell table:style-name="Таблица1.B4" office:value-type="string">
            <text:p text:style-name="P81"/>
          </table:table-cell>
          <table:table-cell table:style-name="Таблица1.C2" office:value-type="string">
            <text:p text:style-name="P56">(<text:span text:style-name="T54">подпись</text:span>)</text:p>
          </table:table-cell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1.0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1.1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1.2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1.3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1.4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5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6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7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8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5083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528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2335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-радиометр МКС-$type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paragraph" svg:x="-0.5909in" svg:y="-0.7043in" svg:width="7.8752in" svg:height="1.898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1-10-26T16:03:29.38</dc:date>
    <meta:print-date>2019-04-03T15:18:00</meta:print-date>
    <meta:editing-cycles>160</meta:editing-cycles>
    <meta:editing-duration>PT9H57M27S</meta:editing-duration>
    <meta:generator>OpenOffice/4.1.6$Win32 OpenOffice.org_project/416m1$Build-9790</meta:generator>
    <meta:document-statistic meta:table-count="21" meta:image-count="1" meta:object-count="0" meta:page-count="4" meta:paragraph-count="487" meta:word-count="936" meta:character-count="6197"/>
  </office:meta>
</office:document-meta>
</file>